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start"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text-properties style:font-name="Liberation Sans" fo:font-size="12pt"/>
    </style:style>
    <style:style style:name="P7" style:family="paragraph" style:parent-style-name="Heading_20_2">
      <style:paragraph-properties fo:line-height="150%"/>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257_1280209449"/><text:span text:style-name="T1">#590</text:span><text:bookmark-end text:name="__RefHeading___Toc1257_1280209449"/></text:h>
        <text:p text:style-name="P2"/>
        <text:p text:style-name="P3">Uma vida de fé é uma vida de surpresas. A graça cresce melhor no inverno.</text:p>
        <text:p text:style-name="P2"/>
        <text:h text:style-name="P7" text:outline-level="2"><text:bookmark-start text:name="__RefHeading___Toc1259_1280209449"/><text:a xlink:type="simple" xlink:href="http://bibliaonline.com.br/acf/pv/1" text:style-name="Internet_20_link" text:visited-style-name="Visited_20_Internet_20_Link"><text:span text:style-name="T1">PROVÉRBIOS 1</text:span></text:a><text:bookmark-end text:name="__RefHeading___Toc1259_1280209449"/></text:h>
        <text:p text:style-name="P2"/>
        <text:p text:style-name="P2"><text:span text:style-name="T1">Estamos reunindo juntos cinco livros - Provérbios, Tiago, Eclesiastes, Judas e Jó. Todos são para cada leitor dos dias de hoje. Eles não ensinam doutrina. Provérbios dá ao crente instruções de como deve se comportar enquanto está na Terra, mas não lhe fala do segredo do poder que torna isto possível. Isto é algo que ele recebe do Espírito de Deus através das passagens do Novo Testamento. Deus deu a um homem - Salomão - mais sabedoria do que a qualquer outro homem - 1 Reis </text:span><text:a xlink:type="simple" xlink:href="http://bibliaonline.com.br/acf/1rs/4/29-31" text:style-name="Internet_20_link" text:visited-style-name="Visited_20_Internet_20_Link"><text:span text:style-name="T1">4:29-31</text:span></text:a><text:span text:style-name="T1">. Ele também tinha o dinheiro para experimentar e provar toda a sua sabedoria. Todos os reis da terra queriam ouvir a sabedoria de Salomão (</text:span><text:a xlink:type="simple" xlink:href="http://bibliaonline.com.br/acf/2cr/9/22-23" text:style-name="Internet_20_link" text:visited-style-name="Visited_20_Internet_20_Link"><text:span text:style-name="T1">2 Cr 9:22-23</text:span></text:a><text:span text:style-name="T1">). </text:span></text:p>
        <text:p text:style-name="P2"/>
        <text:p text:style-name="P2"><text:span text:style-name="T1">Se você já conhece o Senhor Jesus Cristo como seu Salvador pessoal, Provérbios pode ser de grande ajuda em cada dia de sua vida. Mas, com todas as suas bênçãos, você ainda tem responsabilidades. Portanto, antes de começar este livro, leia 1 João </text:span><text:a xlink:type="simple" xlink:href="http://bibliaonline.com.br/acf/1jo/5/18" text:style-name="Internet_20_link" text:visited-style-name="Visited_20_Internet_20_Link"><text:span text:style-name="T1">5:18</text:span></text:a><text:span text:style-name="T1">.</text:span></text:p>
        <text:p text:style-name="P2"/>
        <text:p text:style-name="P2"><text:a xlink:type="simple" xlink:href="http://bibliaonline.com.br/acf/pv/1/5" text:style-name="Internet_20_link" text:visited-style-name="Visited_20_Internet_20_Link"><text:span text:style-name="T1">Pv 1:5</text:span></text:a><text:span text:style-name="T1"> A importância e o resultado de ouvir.</text:span></text:p>
        <text:p text:style-name="P2"/>
        <text:p text:style-name="P2"><text:a xlink:type="simple" xlink:href="http://bibliaonline.com.br/acf/pv/1/7" text:style-name="Internet_20_link" text:visited-style-name="Visited_20_Internet_20_Link"><text:span text:style-name="T1">Pv 1:7</text:span></text:a><text:span text:style-name="T1"> Não existe conhecimento verdadeiro à parte do temor do Senhor.</text:span></text:p>
        <text:p text:style-name="P2"/>
        <text:p text:style-name="P2"><text:a xlink:type="simple" xlink:href="http://bibliaonline.com.br/acf/pv/1/8-9" text:style-name="Internet_20_link" text:visited-style-name="Visited_20_Internet_20_Link"><text:span text:style-name="T1">Pv 1:8-9</text:span></text:a><text:span text:style-name="T1"> A obediência aos pais é algo em que a Bíblia insiste continuamente. Pais e filhos precisam lembrar que isto é um treino para se obedecer a Deus. 2 Timóteo </text:span><text:a xlink:type="simple" xlink:href="http://bibliaonline.com.br/acf/2ts/3/1-2" text:style-name="Internet_20_link" text:visited-style-name="Visited_20_Internet_20_Link"><text:span text:style-name="T1">3:1-2</text:span></text:a><text:span text:style-name="T1"> nos diz que isto é algo que será abandonado nos últimos dias.</text:span></text:p>
        <text:p text:style-name="P2"/>
        <text:p text:style-name="P2"><text:a xlink:type="simple" xlink:href="http://bibliaonline.com.br/acf/pv/1/10-19" text:style-name="Internet_20_link" text:visited-style-name="Visited_20_Internet_20_Link"><text:span text:style-name="T1">Pv 1:10-19</text:span></text:a><text:span text:style-name="T1"> Dois avisos. As más companhias e a cobiça por coisas que não nos pertencem. </text:span><text:a xlink:type="simple" xlink:href="http://bibliaonline.com.br/acf/2co/6/17" text:style-name="Internet_20_link" text:visited-style-name="Visited_20_Internet_20_Link"><text:span text:style-name="T1">2 Co 6:17</text:span></text:a><text:span text:style-name="T1"> é o aviso do Novo Testamento.</text:span></text:p>
        <text:p text:style-name="P2"/>
        <text:p text:style-name="P2"><text:a xlink:type="simple" xlink:href="http://bibliaonline.com.br/acf/pv/1/20-23" text:style-name="Internet_20_link" text:visited-style-name="Visited_20_Internet_20_Link"><text:span text:style-name="T1">Pv 1:20-23</text:span></text:a><text:span text:style-name="T1"> A sabedoria nos primeiros 8 capítulos é como uma pessoa falando. Quando você chega ao </text:span><text:a xlink:type="simple" xlink:href="http://bibliaonline.com.br/acf/pv/8" text:style-name="Internet_20_link" text:visited-style-name="Visited_20_Internet_20_Link"><text:span text:style-name="T1">oitavo</text:span></text:a><text:span text:style-name="T1"> capítulo, descobre Quem é essa Pessoa.</text:span></text:p>
        <text:p text:style-name="P2"/>
        <text:p text:style-name="P2"><text:soft-page-break/><text:a xlink:type="simple" xlink:href="http://bibliaonline.com.br/acf/pv/1/24-33" text:style-name="Internet_20_link" text:visited-style-name="Visited_20_Internet_20_Link"><text:span text:style-name="T1">Pv 1:24-33</text:span></text:a><text:span text:style-name="T1"> Abundância de avisos para aqueles que não obedecem.</text:span></text:p>
        <text:p text:style-name="P2"/>
        <text:h text:style-name="P6" text:outline-level="2"><text:bookmark-start text:name="__RefHeading___Toc1261_1280209449"/>#591<text:bookmark-end text:name="__RefHeading___Toc1261_1280209449"/></text:h>
        <text:p text:style-name="P2"/>
        <text:p text:style-name="P3">Deus não está buscando primeiro a nossa felicidade, mas a nossa santidade.</text:p>
        <text:p text:style-name="P2"/>
        <text:h text:style-name="P7" text:outline-level="2"><text:bookmark-start text:name="__RefHeading___Toc1263_1280209449"/><text:a xlink:type="simple" xlink:href="http://bibliaonline.com.br/acf/pv/2" text:style-name="Internet_20_link" text:visited-style-name="Visited_20_Internet_20_Link"><text:span text:style-name="T1">PROVÉRBIOS 2</text:span></text:a><text:bookmark-end text:name="__RefHeading___Toc1263_1280209449"/></text:h>
        <text:p text:style-name="P2"/>
        <text:p text:style-name="P2"><text:a xlink:type="simple" xlink:href="http://bibliaonline.com.br/acf/pv/2/1-5" text:style-name="Internet_20_link" text:visited-style-name="Visited_20_Internet_20_Link"><text:span text:style-name="T1">Pv 2:1-5</text:span></text:a><text:span text:style-name="T1"> Três "se" e um "então". Coo podemos entender o temor do Senhor? Os 4 primeiros versículos nos dizem. Mas repare que nenhuma pessoa descuidada irá descobrir o segredo.</text:span></text:p>
        <text:p text:style-name="P2"/>
        <text:p text:style-name="P2"><text:a xlink:type="simple" xlink:href="http://bibliaonline.com.br/acf/pv/2/6-9" text:style-name="Internet_20_link" text:visited-style-name="Visited_20_Internet_20_Link"><text:span text:style-name="T1">Pv 2:6-9</text:span></text:a><text:span text:style-name="T1"> Quando eu e você obedecemos o Senhor, então recebemos um auxílio real vindo do Senhor. E somos guardados de muitos males desta forma. Leia João </text:span><text:a xlink:type="simple" xlink:href="http://bibliaonline.com.br/acf/jo/7/7" text:style-name="Internet_20_link" text:visited-style-name="Visited_20_Internet_20_Link"><text:span text:style-name="T1">7:7</text:span></text:a><text:span text:style-name="T1">.</text:span></text:p>
        <text:p text:style-name="P2"/>
        <text:p text:style-name="P2"><text:a xlink:type="simple" xlink:href="http://bibliaonline.com.br/acf/pv/2/10-15" text:style-name="Internet_20_link" text:visited-style-name="Visited_20_Internet_20_Link"><text:span text:style-name="T1">Pv 2:10-15</text:span></text:a><text:span text:style-name="T1"> Outra consequência de crer é que pensamos de forma correta. A violência e a perversidade são apenas algumas das coisas de que somos guardados.</text:span></text:p>
        <text:p text:style-name="P2"/>
        <text:p text:style-name="P2"><text:a xlink:type="simple" xlink:href="http://bibliaonline.com.br/acf/pv/2/16-19" text:style-name="Internet_20_link" text:visited-style-name="Visited_20_Internet_20_Link"><text:span text:style-name="T1">Pv 2:16-19</text:span></text:a><text:span text:style-name="T1"> Imoralidade é outro mal do qual seremos guardados. Alguns crentes acham que uma vontade própria forte pode nos guardar do mal, mas não é assim. Pedro achava que podia depender de si mesmo para nunca negar o Senhor; mas sua auto-confiança não foi suficiente para guardá-lo. Repare que o </text:span><text:a xlink:type="simple" xlink:href="http://bibliaonline.com.br/acf/pv/2/10" text:style-name="Internet_20_link" text:visited-style-name="Visited_20_Internet_20_Link"><text:span text:style-name="T1">versículo 10</text:span></text:a><text:span text:style-name="T1"> é onde tem início a sentença. Pois a idéia é que todos esses males são afastados daquele que busca por Sabedoria (lembre-se de que "Sabedoria" é o Senhor, e ela vem só dEle). Não existe amor nessa "mulher estranha" (</text:span><text:a xlink:type="simple" xlink:href="http://bibliaonline.com.br/acf/pv/2/16" text:style-name="Internet_20_link" text:visited-style-name="Visited_20_Internet_20_Link"><text:span text:style-name="T1">vers. 16</text:span></text:a><text:span text:style-name="T1">), apenas luxúria e egoísmo.</text:span></text:p>
        <text:p text:style-name="P2"/>
        <text:h text:style-name="P6" text:outline-level="2"><text:bookmark-start text:name="__RefHeading___Toc1265_1280209449"/>#592<text:bookmark-end text:name="__RefHeading___Toc1265_1280209449"/></text:h>
        <text:p text:style-name="P2"/>
        <text:p text:style-name="P3">Um grama de fé é algo mais precioso que um quilo de conhecimento. Algo não encontrado em livros se não for primeiro semeado no fundo do coração.</text:p>
        <text:p text:style-name="P2"/>
        <text:h text:style-name="P7" text:outline-level="2"><text:bookmark-start text:name="__RefHeading___Toc1267_1280209449"/><text:soft-page-break/><text:a xlink:type="simple" xlink:href="http://bibliaonline.com.br/acf/pv/3/1-12" text:style-name="Internet_20_link" text:visited-style-name="Visited_20_Internet_20_Link"><text:span text:style-name="T1">PROVÉRBIOS 3, Vers. 1-12</text:span></text:a><text:bookmark-end text:name="__RefHeading___Toc1267_1280209449"/></text:h>
        <text:p text:style-name="P2"/>
        <text:p text:style-name="P2"><text:a xlink:type="simple" xlink:href="http://bibliaonline.com.br/acf/pv/3/1-4" text:style-name="Internet_20_link" text:visited-style-name="Visited_20_Internet_20_Link"><text:span text:style-name="T1">Pv 3:1-4</text:span></text:a><text:span text:style-name="T1"> Os primeiros capítulos de Provérbios nos mostram que o temor do Senhor é a única maneira garantida de ser guardado do mal. (Para o crente, o comportamento é da maior importância. Não para conseguirmos nossas bênçãos, mas para desfrutar delas. Lembre-se, o Senhor Jesus ainda não havia vindo ao mundo quando foi escrito o livro de Provérbios).</text:span></text:p>
        <text:p text:style-name="P2"/>
        <text:p text:style-name="P2"><text:a xlink:type="simple" xlink:href="http://bibliaonline.com.br/acf/pv/3/5-8" text:style-name="Internet_20_link" text:visited-style-name="Visited_20_Internet_20_Link"><text:span text:style-name="T1">Pv 3:5-8</text:span></text:a><text:span text:style-name="T1"> Quando confiamos no Senhor, nós Lhe obedecemos. E quando obedecemos, confiaos nEle. Um é fruto do outro. Aqui também. Que tolice é confiar em nossos próprios pensamentos.</text:span></text:p>
        <text:p text:style-name="P2"/>
        <text:p text:style-name="P2"><text:a xlink:type="simple" xlink:href="http://bibliaonline.com.br/acf/pv/3/7" text:style-name="Internet_20_link" text:visited-style-name="Visited_20_Internet_20_Link"><text:span text:style-name="T1">Pv 3:7</text:span></text:a><text:span text:style-name="T1"> Eva, no jardim, escutou isso de Satanás. E ele tem enganado pessoas desde então. </text:span></text:p>
        <text:p text:style-name="P2"/>
        <text:p text:style-name="P2"><text:a xlink:type="simple" xlink:href="http://bibliaonline.com.br/acf/pv/3/9-10" text:style-name="Internet_20_link" text:visited-style-name="Visited_20_Internet_20_Link"><text:span text:style-name="T1">Pv 3:9-10</text:span></text:a><text:span text:style-name="T1"> Estas promessas de prosperidade eram para Israel. (Mas podemos transferi-las para prosperidade espiritual).</text:span></text:p>
        <text:p text:style-name="P2"/>
        <text:p text:style-name="P2"><text:a xlink:type="simple" xlink:href="http://bibliaonline.com.br/acf/pv/3/11-12" text:style-name="Internet_20_link" text:visited-style-name="Visited_20_Internet_20_Link"><text:span text:style-name="T1">Pv 3:11-12</text:span></text:a><text:span text:style-name="T1"> Mencionado em Hebreus </text:span><text:a xlink:type="simple" xlink:href="http://bibliaonline.com.br/acf/hb/12/5-6" text:style-name="Internet_20_link" text:visited-style-name="Visited_20_Internet_20_Link"><text:span text:style-name="T1">12:5-6</text:span></text:a><text:span text:style-name="T1"> coo aplicando-se a nós. Os versículos de hoje são um aviso contra dois dos resultados que podem advir quando o Senhor permite que tenhamos problemas. Primeiro - "não rejeites". Não faça pouco delas. Segundo - não "desmaies" . Não desanime, nem fique deprimido por causa deles.</text:span></text:p>
        <text:p text:style-name="P2"/>
        <text:h text:style-name="P6" text:outline-level="2"><text:bookmark-start text:name="__RefHeading___Toc1269_1280209449"/>#593<text:bookmark-end text:name="__RefHeading___Toc1269_1280209449"/></text:h>
        <text:p text:style-name="P2"/>
        <text:p text:style-name="P3">A fé habita perto de Deus.</text:p>
        <text:p text:style-name="P2"/>
        <text:h text:style-name="P7" text:outline-level="2"><text:bookmark-start text:name="__RefHeading___Toc1271_1280209449"/><text:a xlink:type="simple" xlink:href="http://bibliaonline.com.br/acf/pv/3/13-35" text:style-name="Internet_20_link" text:visited-style-name="Visited_20_Internet_20_Link"><text:span text:style-name="T1">PROVÉRBIOS 3, Vers. 13-35</text:span></text:a><text:bookmark-end text:name="__RefHeading___Toc1271_1280209449"/></text:h>
        <text:p text:style-name="P2"/>
        <text:p text:style-name="P2"><text:a xlink:type="simple" xlink:href="http://bibliaonline.com.br/acf/pv/3/13-20" text:style-name="Internet_20_link" text:visited-style-name="Visited_20_Internet_20_Link"><text:span text:style-name="T1">Pv 3:13-20</text:span></text:a><text:span text:style-name="T1"> Aqui está o lado feliz. Não existe vida feliz como a vida de alguém que anda com o Senhor. Pois só Ele pode dar alegria. Salomão podia nos dizer o que Deus lhe havia prometido, se ele colocasse o Senhor em primeiro lugar (</text:span><text:a xlink:type="simple" xlink:href="http://bibliaonline.com.br/acf/1rs/3/11-13" text:style-name="Internet_20_link" text:visited-style-name="Visited_20_Internet_20_Link"><text:span text:style-name="T1">1 Rs 3:11-13</text:span></text:a><text:span text:style-name="T1">). Tudo o que Salomão tinha, veio de Deus.</text:span></text:p>
        <text:p text:style-name="P2"><text:soft-page-break/></text:p>
        <text:p text:style-name="P2"><text:a xlink:type="simple" xlink:href="http://bibliaonline.com.br/acf/pv/3/21-26" text:style-name="Internet_20_link" text:visited-style-name="Visited_20_Internet_20_Link"><text:span text:style-name="T1">Pv 3:21-26</text:span></text:a><text:span text:style-name="T1"> Um crente fica logo preocupado se não estiver confiando no Senhor. Estes versículos nos asseguram que quando o crente vive verdadeiramente com uma boa consciência diante de Deus, uma sutil confiança no Senhor desce sobre ele. Se algo acontece de repente, ele permanece firme.</text:span></text:p>
        <text:p text:style-name="P2"/>
        <text:p text:style-name="P2"><text:a xlink:type="simple" xlink:href="http://bibliaonline.com.br/acf/pv/3/27-30" text:style-name="Internet_20_link" text:visited-style-name="Visited_20_Internet_20_Link"><text:span text:style-name="T1">Pv 3:27-30</text:span></text:a><text:span text:style-name="T1"> Nosso coração é tão enganoso quanto desconfiado, portanto precisamos ser simples e honestos em nossos relacionamentos com os outros.</text:span></text:p>
        <text:p text:style-name="P2"/>
        <text:p text:style-name="P2"><text:a xlink:type="simple" xlink:href="http://bibliaonline.com.br/acf/pv/3/31" text:style-name="Internet_20_link" text:visited-style-name="Visited_20_Internet_20_Link"><text:span text:style-name="T1">Pv 3:31</text:span></text:a><text:span text:style-name="T1"> Não tenha inveja daqueles que praticam o mal e parecem não colher suas consequências.</text:span></text:p>
        <text:p text:style-name="P2"/>
        <text:p text:style-name="P2"><text:a xlink:type="simple" xlink:href="http://bibliaonline.com.br/acf/pv/3/33-35" text:style-name="Internet_20_link" text:visited-style-name="Visited_20_Internet_20_Link"><text:span text:style-name="T1">Pv 3:33-35</text:span></text:a><text:span text:style-name="T1"> Trata-se de uma imensa impiedade ficar zombando daqueles que desejam agradar ao Senhor.</text:span></text:p>
        <text:p text:style-name="P2"/>
        <text:p text:style-name="P2"><text:a xlink:type="simple" xlink:href="http://bibliaonline.com.br/acf/pv/3/35" text:style-name="Internet_20_link" text:visited-style-name="Visited_20_Internet_20_Link"><text:span text:style-name="T1">Pv 3:35</text:span></text:a><text:span text:style-name="T1"> Os sábios entenderão, e herdarão a glória!</text:span></text:p>
        <text:p text:style-name="P2"/>
        <text:h text:style-name="P6" text:outline-level="2"><text:bookmark-start text:name="__RefHeading___Toc1273_1280209449"/>#594<text:bookmark-end text:name="__RefHeading___Toc1273_1280209449"/></text:h>
        <text:p text:style-name="P2"/>
        <text:p text:style-name="P2"><text:span text:style-name="T1">Moisés não teve suas esperanças frustradas quando teve que desistir de todos os direitos ao trono do Egito (</text:span><text:a xlink:type="simple" xlink:href="http://bibliaonline.com.br/acf/hb/11/26" text:style-name="Internet_20_link" text:visited-style-name="Visited_20_Internet_20_Link"><text:span text:style-name="T1">Hb 11:26</text:span></text:a><text:span text:style-name="T1">). Mas sentiu profundamente o impedimento de entrar em Canaã (</text:span><text:a xlink:type="simple" xlink:href="http://bibliaonline.com.br/acf/dt/32/52" text:style-name="Internet_20_link" text:visited-style-name="Visited_20_Internet_20_Link"><text:span text:style-name="T1">Dt 32:52</text:span></text:a><text:span text:style-name="T1">).</text:span></text:p>
        <text:p text:style-name="P2"/>
        <text:h text:style-name="P7" text:outline-level="2"><text:bookmark-start text:name="__RefHeading___Toc1275_1280209449"/><text:a xlink:type="simple" xlink:href="http://bibliaonline.com.br/acf/pv/4" text:style-name="Internet_20_link" text:visited-style-name="Visited_20_Internet_20_Link"><text:span text:style-name="T1">PROVÉRBIOS 4</text:span></text:a><text:bookmark-end text:name="__RefHeading___Toc1275_1280209449"/></text:h>
        <text:p text:style-name="P2"/>
        <text:p text:style-name="P2"><text:a xlink:type="simple" xlink:href="http://bibliaonline.com.br/acf/pv/4/1-13" text:style-name="Internet_20_link" text:visited-style-name="Visited_20_Internet_20_Link"><text:span text:style-name="T1">Pv 4:1-13</text:span></text:a><text:span text:style-name="T1"> Certamente Deus, que criou o mundo e o homem, deve ser ouvido. Ele nos diz para escutarmos... como faz um pai falando ternamente com seus filhos. A obediência a Deus é o segredo da vida.</text:span></text:p>
        <text:p text:style-name="P2"/>
        <text:p text:style-name="P2"><text:a xlink:type="simple" xlink:href="http://bibliaonline.com.br/acf/pv/4/14-19" text:style-name="Internet_20_link" text:visited-style-name="Visited_20_Internet_20_Link"><text:span text:style-name="T1">Pv 4:14-19</text:span></text:a><text:span text:style-name="T1"> Então vem o contraste... a vida infeliz do ímpio. Uma pessoa ímpia é aquele que não obedece a Deus. Uma pessoa santa é aquele que obedece. Mas o livro de Provérbios não nos revela que é apenas em Cristo, e através dEle, que poderia existir uma vida santa. Salomão não conhecia nada do que conhecemos e temos em Cristo.</text:span></text:p>
        <text:p text:style-name="P2"><text:soft-page-break/></text:p>
        <text:p text:style-name="P2"><text:a xlink:type="simple" xlink:href="http://bibliaonline.com.br/acf/pv/4/20-27" text:style-name="Internet_20_link" text:visited-style-name="Visited_20_Internet_20_Link"><text:span text:style-name="T1">Pv 4:20-27</text:span></text:a><text:span text:style-name="T1"> O ouvido, os olhos, o coração devem estar todos sintonizados em ouvir, ver e aprender. Repare que o coração é o que deve ser mais protegido. Finalmente os pés e as mãos devem ser controlados.</text:span></text:p>
        <text:p text:style-name="P2"/>
        <text:h text:style-name="P6" text:outline-level="2"><text:bookmark-start text:name="__RefHeading___Toc1277_1280209449"/>#595<text:bookmark-end text:name="__RefHeading___Toc1277_1280209449"/></text:h>
        <text:p text:style-name="P2"/>
        <text:p text:style-name="P3">Deus nos dá fé para agir... nos prova... e então honra.</text:p>
        <text:p text:style-name="P2"/>
        <text:h text:style-name="P7" text:outline-level="2"><text:bookmark-start text:name="__RefHeading___Toc1279_1280209449"/><text:a xlink:type="simple" xlink:href="http://bibliaonline.com.br/acf/pv/5" text:style-name="Internet_20_link" text:visited-style-name="Visited_20_Internet_20_Link"><text:span text:style-name="T1">PROVÉRBIOS 5</text:span></text:a><text:bookmark-end text:name="__RefHeading___Toc1279_1280209449"/></text:h>
        <text:p text:style-name="P2"/>
        <text:p text:style-name="P2"><text:a xlink:type="simple" xlink:href="http://bibliaonline.com.br/acf/pv/5/1" text:style-name="Internet_20_link" text:visited-style-name="Visited_20_Internet_20_Link"><text:span text:style-name="T1">Pv 5:1</text:span></text:a><text:span text:style-name="T1"> "Meu" filho, "minha" sabedoria, "minha" inteligência, tudo se refere a Deus.</text:span></text:p>
        <text:p text:style-name="P2"/>
        <text:p text:style-name="P2"><text:a xlink:type="simple" xlink:href="http://bibliaonline.com.br/acf/pv/5/2-14" text:style-name="Internet_20_link" text:visited-style-name="Visited_20_Internet_20_Link"><text:span text:style-name="T1">Pv 5:2-14</text:span></text:a><text:span text:style-name="T1"> Não existe nada mais belo na vida que a afeição, mas a complacência para consigo mesmo produz dor e ruína. A consciência é cada vez mais anestesiada pela auto-complacência... a vontade acaba não sendo quebrada. Se queremos nos manter moralmente puros, precisamos nos desviar claramente da tentação. O egoísmo quer receber, o amor quer dar. O amor humano depende de uma resposta daquele que se ama, o amor divino não. O amor divino trouxe o Filho desde o céu, sabendo que ninguém iria amá-Lo ou desejá-Lo. Deus também nos deu amor humano, estando a família no centro disso. Satanás tenta desfazer a obra de Deus, e assim temos a "mulher estranha", para estragar este centro do amor humano.</text:span></text:p>
        <text:p text:style-name="P2"/>
        <text:p text:style-name="P2"><text:a xlink:type="simple" xlink:href="http://bibliaonline.com.br/acf/pv/5/15-23" text:style-name="Internet_20_link" text:visited-style-name="Visited_20_Internet_20_Link"><text:span text:style-name="T1">Pv 5:15-23</text:span></text:a><text:span text:style-name="T1"> Para o crente, o matrimônio é uma figura de Cristo e Sua noiva (todos os que crêem nEle). O lar de cada crente deveria ser uma pequena figura deste relacionamento. Quanto cuidado, portanto, devemos tomar para que nosso lar seja santo. (Leia versículos como 1 Pedro </text:span><text:a xlink:type="simple" xlink:href="http://bibliaonline.com.br/acf/1pe/3/1-7" text:style-name="Internet_20_link" text:visited-style-name="Visited_20_Internet_20_Link"><text:span text:style-name="T1">3:1-7</text:span></text:a><text:span text:style-name="T1"> e Efésios </text:span><text:a xlink:type="simple" xlink:href="http://bibliaonline.com.br/acf/ef/5/22-33" text:style-name="Internet_20_link" text:visited-style-name="Visited_20_Internet_20_Link"><text:span text:style-name="T1">5:22-33</text:span></text:a><text:span text:style-name="T1">). Que teste este para nós! Será que oramos juntos todos os dias?</text:span></text:p>
        <text:p text:style-name="P2"/>
        <text:p text:style-name="P2"><text:a xlink:type="simple" xlink:href="http://bibliaonline.com.br/acf/pv/5/21" text:style-name="Internet_20_link" text:visited-style-name="Visited_20_Internet_20_Link"><text:span text:style-name="T1">Pv 5:21</text:span></text:a><text:span text:style-name="T1"> Que lembrete! No tribunal de Cristo Ele irá mostrar o valor que deu a nossos pensamentos, palavras e ações.</text:span></text:p>
        <text:p text:style-name="P2"/>
        <text:p text:style-name="P2"><text:a xlink:type="simple" xlink:href="http://bibliaonline.com.br/acf/pv/5/22-23" text:style-name="Internet_20_link" text:visited-style-name="Visited_20_Internet_20_Link"><text:span text:style-name="T1">Pv 5:22-23</text:span></text:a><text:span text:style-name="T1"> Um aviso para qualquer pessoa que não esteja salva e que possa estar lendo </text:span><text:soft-page-break/><text:span text:style-name="T1">estes versículos.</text:span></text:p>
        <text:p text:style-name="P2"/>
        <text:h text:style-name="P6" text:outline-level="2"><text:bookmark-start text:name="__RefHeading___Toc1281_1280209449"/>#596<text:bookmark-end text:name="__RefHeading___Toc1281_1280209449"/></text:h>
        <text:p text:style-name="P2"/>
        <text:p text:style-name="P3">Deus se agrada em responder à fé; embora Ele possa fazer isso de uma maneira que, apesar de atender as nossas necessidades, revele nossa fraqueza.</text:p>
        <text:p text:style-name="P2"/>
        <text:h text:style-name="P7" text:outline-level="2"><text:bookmark-start text:name="__RefHeading___Toc1283_1280209449"/><text:a xlink:type="simple" xlink:href="http://bibliaonline.com.br/acf/pv/6" text:style-name="Internet_20_link" text:visited-style-name="Visited_20_Internet_20_Link"><text:span text:style-name="T1">PROVÉRBIOS 6</text:span></text:a><text:bookmark-end text:name="__RefHeading___Toc1283_1280209449"/></text:h>
        <text:p text:style-name="P2"/>
        <text:p text:style-name="P2"><text:a xlink:type="simple" xlink:href="http://bibliaonline.com.br/acf/pv/6/1-5" text:style-name="Internet_20_link" text:visited-style-name="Visited_20_Internet_20_Link"><text:span text:style-name="T1">Pv 6:1-5</text:span></text:a><text:span text:style-name="T1"> Fazer promessas a um amigo ou estrangeiro é algo perigoso, pois a maioria das promessas não pode ser cumprida. Só o Senhor Jesus podia manter Suas promessas - Romanos </text:span><text:a xlink:type="simple" xlink:href="http://bibliaonline.com.br/acf/rm/4/21" text:style-name="Internet_20_link" text:visited-style-name="Visited_20_Internet_20_Link"><text:span text:style-name="T1">4:21</text:span></text:a><text:span text:style-name="T1">.</text:span></text:p>
        <text:p text:style-name="P2"/>
        <text:p text:style-name="P2"><text:a xlink:type="simple" xlink:href="http://bibliaonline.com.br/acf/pv/6/12-15" text:style-name="Internet_20_link" text:visited-style-name="Visited_20_Internet_20_Link"><text:span text:style-name="T1">Pv 6:12-15</text:span></text:a><text:span text:style-name="T1"> Sua calamidade chegará de repente.</text:span></text:p>
        <text:p text:style-name="P2"/>
        <text:p text:style-name="P2"><text:a xlink:type="simple" xlink:href="http://bibliaonline.com.br/acf/pv/6/16-19" text:style-name="Internet_20_link" text:visited-style-name="Visited_20_Internet_20_Link"><text:span text:style-name="T1">Pv 6:16-19</text:span></text:a><text:span text:style-name="T1"> Deus odeia estas sete coisas. Satanás é a fonte de todas elas. Se você separar um tempo para pensar em outros versículos na Bíblia que nos falam disto, irá descobrir como Satanás é ardiloso. Veja </text:span><text:a xlink:type="simple" xlink:href="http://bibliaonline.com.br/acf/1tm/3/6" text:style-name="Internet_20_link" text:visited-style-name="Visited_20_Internet_20_Link"><text:span text:style-name="T1">1Tm 3:6</text:span></text:a><text:span text:style-name="T1"> e João </text:span><text:a xlink:type="simple" xlink:href="http://bibliaonline.com.br/acf/jo/8/44" text:style-name="Internet_20_link" text:visited-style-name="Visited_20_Internet_20_Link"><text:span text:style-name="T1">8:44</text:span></text:a><text:span text:style-name="T1">.</text:span></text:p>
        <text:p text:style-name="P2"/>
        <text:p text:style-name="P2"><text:a xlink:type="simple" xlink:href="http://bibliaonline.com.br/acf/pv/6/20-35" text:style-name="Internet_20_link" text:visited-style-name="Visited_20_Internet_20_Link"><text:span text:style-name="T1">Pv 6:20-35</text:span></text:a><text:span text:style-name="T1"> Deus sabe que a única coisa que pode nos guardar de cair nas armadilhas de Satanás é a Sua Palavra e a obediência a ela.</text:span></text:p>
        <text:p text:style-name="P2"/>
        <text:p text:style-name="P2"><text:a xlink:type="simple" xlink:href="http://bibliaonline.com.br/acf/pv/6/22" text:style-name="Internet_20_link" text:visited-style-name="Visited_20_Internet_20_Link"><text:span text:style-name="T1">Pv 6:22</text:span></text:a><text:span text:style-name="T1"> Três coisas que a Palavra faz para nós. Ela nos guia, nos protege e fala conosco.</text:span></text:p>
        <text:p text:style-name="P2"/>
        <text:p text:style-name="P2"><text:a xlink:type="simple" xlink:href="http://bibliaonline.com.br/acf/pv/6/23" text:style-name="Internet_20_link" text:visited-style-name="Visited_20_Internet_20_Link"><text:span text:style-name="T1">Pv 6:23</text:span></text:a><text:span text:style-name="T1"> A Palavra de Deus é uma luz e nos corrige.</text:span></text:p>
        <text:p text:style-name="P2"/>
        <text:p text:style-name="P2"><text:a xlink:type="simple" xlink:href="http://bibliaonline.com.br/acf/pv/6/24-35" text:style-name="Internet_20_link" text:visited-style-name="Visited_20_Internet_20_Link"><text:span text:style-name="T1">Pv 6:24-35</text:span></text:a><text:span text:style-name="T1"> A Palavra nos guarda da imoralidade. Mas, como temos aprendido neste livro, a mulher é uma figura da sutileza (enganando) e o homem é uma figura da violência. Em nenhuma outra circunstância o Cristão é enganado em seu caminho do que com mal religioso. Um pouco de comprometimento leva a mais mal. Vemos isto nos versículos </text:span><text:a xlink:type="simple" xlink:href="http://bibliaonline.com.br/acf/pv/6/28,29" text:style-name="Internet_20_link" text:visited-style-name="Visited_20_Internet_20_Link"><text:span text:style-name="T1">28 e 29</text:span></text:a><text:span text:style-name="T1">.</text:span></text:p>
        <text:p text:style-name="P2"/>
        <text:h text:style-name="P6" text:outline-level="2"><text:bookmark-start text:name="__RefHeading___Toc1285_1280209449"/><text:soft-page-break/>#597<text:bookmark-end text:name="__RefHeading___Toc1285_1280209449"/></text:h>
        <text:p text:style-name="P2"/>
        <text:p text:style-name="P3">A fé deve ser colocada à prova, as palavras não são suficientes. Por isso somos indagados "amas-Me mais que...". Até sermos testados, não sabemos como é pequena a nossa fé.</text:p>
        <text:p text:style-name="P2"/>
        <text:h text:style-name="P7" text:outline-level="2"><text:bookmark-start text:name="__RefHeading___Toc1287_1280209449"/><text:a xlink:type="simple" xlink:href="http://bibliaonline.com.br/acf/pv/7" text:style-name="Internet_20_link" text:visited-style-name="Visited_20_Internet_20_Link"><text:span text:style-name="T1">PROVÉRBIOS 7</text:span></text:a><text:bookmark-end text:name="__RefHeading___Toc1287_1280209449"/></text:h>
        <text:p text:style-name="P2"/>
        <text:p text:style-name="P3">Lembre-se de que Deus nos deu este capítulo de 27 versículos para alertar os jovens e velhos contra a maldade e a imoralidade. Se um crente cai neste pecado, o faz com seus olhos bem abertos. Ele não está enganado quando deliberadamente não dá atenção aos avisos.</text:p>
        <text:p text:style-name="P2"/>
        <text:p text:style-name="P2"><text:a xlink:type="simple" xlink:href="http://bibliaonline.com.br/acf/pv/7/6-27" text:style-name="Internet_20_link" text:visited-style-name="Visited_20_Internet_20_Link"><text:span text:style-name="T1">Pv 7:6-27</text:span></text:a><text:span text:style-name="T1"> Uma descrição bem clara do caminho decadente que muitos têm trilhado em direção à sua destruição final.</text:span></text:p>
        <text:p text:style-name="P2"/>
        <text:p text:style-name="P2"><text:a xlink:type="simple" xlink:href="http://bibliaonline.com.br/acf/pv/7/26" text:style-name="Internet_20_link" text:visited-style-name="Visited_20_Internet_20_Link"><text:span text:style-name="T1">Pv 7:26</text:span></text:a><text:span text:style-name="T1"> Repare que até homens fortes são destruídos. Todos têm que ficar de guarda. Temos dois pensamentos nos 9 primeiros capítulos... de um lado, o temor do Senhor, e de outro, a insensatez e os resultados de fazermos nossa própria vontade.</text:span></text:p>
        <text:p text:style-name="P2"/>
        <text:h text:style-name="P6" text:outline-level="2"><text:bookmark-start text:name="__RefHeading___Toc1289_1280209449"/>#598<text:bookmark-end text:name="__RefHeading___Toc1289_1280209449"/></text:h>
        <text:p text:style-name="P2"/>
        <text:p text:style-name="P3">Na fé não existe vontade própria.</text:p>
        <text:p text:style-name="P2"/>
        <text:h text:style-name="P7" text:outline-level="2"><text:bookmark-start text:name="__RefHeading___Toc1291_1280209449"/><text:a xlink:type="simple" xlink:href="http://bibliaonline.com.br/acf/pv/8" text:style-name="Internet_20_link" text:visited-style-name="Visited_20_Internet_20_Link"><text:span text:style-name="T1">PROVÉRBIOS 8</text:span></text:a><text:bookmark-end text:name="__RefHeading___Toc1291_1280209449"/></text:h>
        <text:p text:style-name="P2"/>
        <text:p text:style-name="P2"><text:a xlink:type="simple" xlink:href="http://bibliaonline.com.br/acf/pv/8/1-11" text:style-name="Internet_20_link" text:visited-style-name="Visited_20_Internet_20_Link"><text:span text:style-name="T1">Pv 8:1-11</text:span></text:a><text:span text:style-name="T1"> Agora vem um total contraste com o capítulo de ontem. O inverso de imoralidade, poderíamos pensar ser a moralidade, mas aqui aprendemos que é a sabedoria! E nos versículos mais adiante aprenderemos o que, ou quem, é a sabedoria! Lembre-se de que tudo isso não são apenas frases sábias criadas por homens, mas vêm do próprio Deus. Ele estabeleceu certos relacionamentos neste mundo - marido e mulher, pais e filhos. Quando uma pessoa permite que sua própria vontade opere, está recusando </text:span><text:soft-page-break/><text:span text:style-name="T1">a Deus e Sua sabedoria. Deus chama isso de pecado. Geralmente assume duas formas - violência e corrupção. Abra em Gênesis </text:span><text:a xlink:type="simple" xlink:href="http://bibliaonline.com.br/acf/gn/6/1" text:style-name="Internet_20_link" text:visited-style-name="Visited_20_Internet_20_Link"><text:span text:style-name="T1">6:11</text:span></text:a><text:span text:style-name="T1"> para ver estas duas coisas. Deus descreve todo o pecado daquela época como estando sob duas cabeças. Satanás é representado como sendo as duas - ele é o leão e a serpente - violencia e sutileza (engano).</text:span></text:p>
        <text:p text:style-name="P2"/>
        <text:p text:style-name="P2"><text:a xlink:type="simple" xlink:href="http://bibliaonline.com.br/acf/pv/8/11-21" text:style-name="Internet_20_link" text:visited-style-name="Visited_20_Internet_20_Link"><text:span text:style-name="T1">Pv 8:11-21</text:span></text:a><text:span text:style-name="T1"> Aqui "Sabedoria" torna-se cada vez mais uma pessoa que está falando estas maravilhosas palavras. Leia cuidadosamente. Que contraste existe entre a sabedoria e a vontade própria!</text:span></text:p>
        <text:p text:style-name="P2"/>
        <text:p text:style-name="P2"><text:a xlink:type="simple" xlink:href="http://bibliaonline.com.br/acf/pv/8/22-31" text:style-name="Internet_20_link" text:visited-style-name="Visited_20_Internet_20_Link"><text:span text:style-name="T1">Pv 8:22-31</text:span></text:a><text:span text:style-name="T1"> "Sabedoria" é Cristo! Seu lugar era com Seu Pai no céu antes que existisse o mundo. Ele descreve a primeira criação.</text:span></text:p>
        <text:p text:style-name="P2"/>
        <text:p text:style-name="P2"><text:a xlink:type="simple" xlink:href="http://bibliaonline.com.br/acf/pv/8/30-31" text:style-name="Internet_20_link" text:visited-style-name="Visited_20_Internet_20_Link"><text:span text:style-name="T1">Pv 8:30-31</text:span></text:a><text:span text:style-name="T1"> Alguns dos mais sublimes segredos de todas as Escrituras estão revelados aqui.</text:span></text:p>
        <text:p text:style-name="P2"/>
        <text:p text:style-name="P2"><text:a xlink:type="simple" xlink:href="http://bibliaonline.com.br/acf/pv/8/32-36" text:style-name="Internet_20_link" text:visited-style-name="Visited_20_Internet_20_Link"><text:span text:style-name="T1">Pv 8:32-36</text:span></text:a><text:span text:style-name="T1"> Então a Sabedoria (o Senhor Jesus), declara efetivamente - "agora ouvi-me". Se o fizermos, seremos ricamente abençoados. Uma coisa é escutar a verdade, outra bem diferente é colocá-la em prática em nossa vida. O certo é que só possuímos a verdade que vivemos. Guardar a verdade em nossa cabeça e não em nossa vida, acabará nos fazendo desviar.</text:span></text:p>
        <text:p text:style-name="P2"/>
        <text:h text:style-name="P6" text:outline-level="2"><text:bookmark-start text:name="__RefHeading___Toc1293_1280209449"/>#599<text:bookmark-end text:name="__RefHeading___Toc1293_1280209449"/></text:h>
        <text:p text:style-name="P2"/>
        <text:p text:style-name="P3">Nada além da fé pode ser absolutamente certa.</text:p>
        <text:p text:style-name="P2"/>
        <text:h text:style-name="P7" text:outline-level="2"><text:bookmark-start text:name="__RefHeading___Toc1295_1280209449"/><text:a xlink:type="simple" xlink:href="http://bibliaonline.com.br/acf/pv/9" text:style-name="Internet_20_link" text:visited-style-name="Visited_20_Internet_20_Link"><text:span text:style-name="T1">PROVÉRBIOS 9</text:span></text:a><text:bookmark-end text:name="__RefHeading___Toc1295_1280209449"/></text:h>
        <text:p text:style-name="P2"/>
        <text:p text:style-name="P3">Vemos convites feitos por duas mulheres diferentes para ir a diferentes casas.</text:p>
        <text:p text:style-name="P2"/>
        <text:p text:style-name="P2"><text:a xlink:type="simple" xlink:href="http://bibliaonline.com.br/acf/pv/9/1-12" text:style-name="Internet_20_link" text:visited-style-name="Visited_20_Internet_20_Link"><text:span text:style-name="T1">Pv 9:1-12</text:span></text:a><text:span text:style-name="T1"> A casa da mulher sábia é sólida, edificada sobre sete colunas de sabedoria. É uma casa em ordem, abastecida de carne e vinho (força e alegria), a mesa é posta, o convite é enviado a todos para que venham, ao mesmo tempo que aponta para a maneira correta de se viver. Quem quer que frequente sua casa é sábio. A Sabedoria, lembre-se, </text:span><text:soft-page-break/><text:span text:style-name="T1">é Cristo.</text:span></text:p>
        <text:p text:style-name="P2"/>
        <text:p text:style-name="P2"><text:a xlink:type="simple" xlink:href="http://bibliaonline.com.br/acf/pv/9/13-18" text:style-name="Internet_20_link" text:visited-style-name="Visited_20_Internet_20_Link"><text:span text:style-name="T1">Pv 9:13-18</text:span></text:a><text:span text:style-name="T1"> A outra mulher (Satanás). Que contraste. Veja que fim! Está acontecendo hoje! Com este capítulo, termina a primeira parte deste livro.</text:span></text:p>
        <text:p text:style-name="P2"/>
        <text:h text:style-name="P6" text:outline-level="2"><text:bookmark-start text:name="__RefHeading___Toc1297_1280209449"/>#600<text:bookmark-end text:name="__RefHeading___Toc1297_1280209449"/></text:h>
        <text:p text:style-name="P2"/>
        <text:p text:style-name="P3">A morte, para o crente, não é algo tão grande quanto sua salvação.</text:p>
        <text:p text:style-name="P2"/>
        <text:h text:style-name="P7" text:outline-level="2"><text:bookmark-start text:name="__RefHeading___Toc1299_1280209449"/><text:a xlink:type="simple" xlink:href="http://bibliaonline.com.br/acf/pv/10" text:style-name="Internet_20_link" text:visited-style-name="Visited_20_Internet_20_Link"><text:span text:style-name="T1">PROVÉRBIOS 10</text:span></text:a><text:bookmark-end text:name="__RefHeading___Toc1299_1280209449"/></text:h>
        <text:p text:style-name="P2"/>
        <text:p text:style-name="P3">Daqui até o final do capítulo 24, temos diversos provérbios breves de Salomão. Eles nos falam do caminho em que o sábio anda. Não temos assuntos tratados, como antes. A maioria dos versículos tem um "mas" no meio, e mostra assim o contraste.</text:p>
        <text:p text:style-name="P2"/>
        <text:p text:style-name="P2"><text:a xlink:type="simple" xlink:href="http://bibliaonline.com.br/acf/pv/10/2" text:style-name="Internet_20_link" text:visited-style-name="Visited_20_Internet_20_Link"><text:span text:style-name="T1">Pv 10:2</text:span></text:a><text:span text:style-name="T1"> A história do mundo provou ser isto verdade. Olhe para qualquer lar e você verá comprovada uma ou outra destas afirmações. ("Justiça" ou "justo" para o crente hoje significa viver obedecendo as Escrituras).</text:span></text:p>
        <text:p text:style-name="P2"/>
        <text:p text:style-name="P2"><text:a xlink:type="simple" xlink:href="http://bibliaonline.com.br/acf/pv/10/5" text:style-name="Internet_20_link" text:visited-style-name="Visited_20_Internet_20_Link"><text:span text:style-name="T1">Pv 10:5</text:span></text:a><text:span text:style-name="T1"> Chega então o tempo de se colher os preciosos molhos. Demas, em </text:span><text:a xlink:type="simple" xlink:href="http://bibliaonline.com.br/acf/2tm/4/10" text:style-name="Internet_20_link" text:visited-style-name="Visited_20_Internet_20_Link"><text:span text:style-name="T1">2Tm 4:10</text:span></text:a><text:span text:style-name="T1">, desistiu antes da colheita.</text:span></text:p>
        <text:p text:style-name="P2"/>
        <text:p text:style-name="P2"><text:a xlink:type="simple" xlink:href="http://bibliaonline.com.br/acf/pv/10/15" text:style-name="Internet_20_link" text:visited-style-name="Visited_20_Internet_20_Link"><text:span text:style-name="T1">Pv 10:15</text:span></text:a><text:span text:style-name="T1"> O crente é o homem rico, o incrédulo é o pobre e tolo.</text:span></text:p>
        <text:p text:style-name="P2"/>
        <text:p text:style-name="P2"><text:a xlink:type="simple" xlink:href="http://bibliaonline.com.br/acf/pv/10/22" text:style-name="Internet_20_link" text:visited-style-name="Visited_20_Internet_20_Link"><text:span text:style-name="T1">Pv 10:22</text:span></text:a><text:span text:style-name="T1"> Um bom versículo para se memorizar e demostrar ser verdade em nossa própria vida. Deus deseja que experimentemos tudo isso.</text:span></text:p>
        <text:p text:style-name="P2"/>
        <text:p text:style-name="P2"><text:a xlink:type="simple" xlink:href="http://bibliaonline.com.br/acf/pv/10/27" text:style-name="Internet_20_link" text:visited-style-name="Visited_20_Internet_20_Link"><text:span text:style-name="T1">Pv 10:27</text:span></text:a><text:span text:style-name="T1"> A eternidade é vista aqui. Os crentes irão viver para sempre, os incrédulos irão perecer, mas continuarão a existir. Veja a sabedoria de cada afirmação e comprove a sabedoria de Deus ao nos deixar estes versículos.</text:span></text:p>
        <text:p text:style-name="P2"/>
        <text:h text:style-name="P6" text:outline-level="2"><text:bookmark-start text:name="__RefHeading___Toc1301_1280209449"/>#601<text:bookmark-end text:name="__RefHeading___Toc1301_1280209449"/></text:h>
        <text:p text:style-name="P2"/>
        <text:p text:style-name="P3"><text:soft-page-break/>"Deus é meu Pai, e sou Seu presente para Seu Filho. Cristo é minha justiça... meu objetivo na vida... e meu gozo eternamente".</text:p>
        <text:p text:style-name="P2"/>
        <text:h text:style-name="P7" text:outline-level="2"><text:bookmark-start text:name="__RefHeading___Toc1303_1280209449"/><text:a xlink:type="simple" xlink:href="http://bibliaonline.com.br/acf/pv/11/1-18" text:style-name="Internet_20_link" text:visited-style-name="Visited_20_Internet_20_Link"><text:span text:style-name="T1">PROVÉRBIOS 11, Vers. 1-18</text:span></text:a><text:bookmark-end text:name="__RefHeading___Toc1303_1280209449"/></text:h>
        <text:p text:style-name="P2"/>
        <text:p text:style-name="P3">Perguntamos a nossos filhos, "É certo ou errado roubar algo em uma loja?" Eles sabem que é errado. Todavia há muitas coisas na vida de que nós crente às vezes descuidamos. Portanto Deus, nosso Pai, usa um capítulo inteiro para nos avisar dos perigos e tristezas entre a justiça e fazer o que queremos. Deus aponta também a bênção e felicidade que se obtém ouvindo e obedecendo a Ele.</text:p>
        <text:p text:style-name="P2"/>
        <text:p text:style-name="P2"><text:a xlink:type="simple" xlink:href="http://bibliaonline.com.br/acf/pv/11/7-8" text:style-name="Internet_20_link" text:visited-style-name="Visited_20_Internet_20_Link"><text:span text:style-name="T1">Pv 11:7-8</text:span></text:a><text:span text:style-name="T1"> Veja estes versículos de duas maneiras, (1) como referindo-se a pessoas perdidas que perecem, em contraste com o crente que estará no céu, feliz com Cristo para sempre. Depois (2) aplica-se também à sua vida como crente. Embora você possa ter muitos problemas, será mantido calmo, em paz e feliz por Deus se for obediente à Sua Palavra.</text:span></text:p>
        <text:p text:style-name="P2"/>
        <text:p text:style-name="P2"><text:a xlink:type="simple" xlink:href="http://bibliaonline.com.br/acf/pv/11/14" text:style-name="Internet_20_link" text:visited-style-name="Visited_20_Internet_20_Link"><text:span text:style-name="T1">Pv 11:14</text:span></text:a><text:span text:style-name="T1"> "Conselho" significa "aviso". Um crente que ama e segue o Senhor será um bom conselheiro para eu e você.</text:span></text:p>
        <text:p text:style-name="P2"/>
        <text:h text:style-name="P6" text:outline-level="2"><text:bookmark-start text:name="__RefHeading___Toc1305_1280209449"/>#602<text:bookmark-end text:name="__RefHeading___Toc1305_1280209449"/></text:h>
        <text:p text:style-name="P2"/>
        <text:p text:style-name="P3">Se não estivermos nos ajoelhando e confessando que temos sido negligentes para com o Senhor, e seguirmos fazendo coisas que sabemos que O desagradam, então não haverá psicologia humana que possa ajudar.</text:p>
        <text:p text:style-name="P2"/>
        <text:h text:style-name="P7" text:outline-level="2"><text:bookmark-start text:name="__RefHeading___Toc1307_1280209449"/><text:a xlink:type="simple" xlink:href="http://bibliaonline.com.br/acf/pv/11/19-31" text:style-name="Internet_20_link" text:visited-style-name="Visited_20_Internet_20_Link"><text:span text:style-name="T1">PROVÉRBIOS 11, Vers. 19:31</text:span></text:a><text:bookmark-end text:name="__RefHeading___Toc1307_1280209449"/></text:h>
        <text:p text:style-name="P2"/>
        <text:p text:style-name="P2"><text:a xlink:type="simple" xlink:href="http://bibliaonline.com.br/acf/pv/11/19" text:style-name="Internet_20_link" text:visited-style-name="Visited_20_Internet_20_Link"><text:span text:style-name="T1">Pv 11:19</text:span></text:a><text:span text:style-name="T1"> Que verdade há neste versículo!</text:span></text:p>
        <text:p text:style-name="P2"/>
        <text:p text:style-name="P2"><text:a xlink:type="simple" xlink:href="http://bibliaonline.com.br/acf/pv/11/23-31" text:style-name="Internet_20_link" text:visited-style-name="Visited_20_Internet_20_Link"><text:span text:style-name="T1">Pv 11:23-31</text:span></text:a><text:span text:style-name="T1"> Cada versículo contém tantos bons conselhos, e é tão fácil de entender, que dispensa comentários. Lembre-se sempre de que nós, crentes, podemos aplicar estes Provérbios de duas maneiras: (A) como um bom conselho para nossa vida diária neste </text:span><text:soft-page-break/><text:span text:style-name="T1">mundo. (B) Igualmente bom para nós quando fazemos deles lições espirituais. Por exemplo, o </text:span><text:a xlink:type="simple" xlink:href="http://bibliaonline.com.br/acf/pv/11/25" text:style-name="Internet_20_link" text:visited-style-name="Visited_20_Internet_20_Link"><text:span text:style-name="T1">versículo 25</text:span></text:a><text:span text:style-name="T1">. A primeira interpretação é óbvia, mas ao aplicá-la espiritualmente, aprendemos que um crente que se apraz em ajudar os outros encorajando-os a olhar mais para o Senhor é, ele próprio, encorajado.</text:span></text:p>
        <text:p text:style-name="P2"/>
        <text:h text:style-name="P6" text:outline-level="2"><text:bookmark-start text:name="__RefHeading___Toc1309_1280209449"/>#603<text:bookmark-end text:name="__RefHeading___Toc1309_1280209449"/></text:h>
        <text:p text:style-name="P2"/>
        <text:p text:style-name="P3">A maior habilidade é a dependência.</text:p>
        <text:p text:style-name="P2"/>
        <text:h text:style-name="P7" text:outline-level="2"><text:bookmark-start text:name="__RefHeading___Toc1311_1280209449"/><text:a xlink:type="simple" xlink:href="http://bibliaonline.com.br/acf/pv/12" text:style-name="Internet_20_link" text:visited-style-name="Visited_20_Internet_20_Link"><text:span text:style-name="T1">PROVÉRBIOS 12</text:span></text:a><text:bookmark-end text:name="__RefHeading___Toc1311_1280209449"/></text:h>
        <text:p text:style-name="P2"/>
        <text:p text:style-name="P3">Quem mais além de Deus poderia ter dado a Salomão a sabedoria nestes versículos? Lembre-se também de que Deus pode torná-los verdade em nossa vida. Deus é nosso Pai e deseja muito abençoar Seus filhos. Se você ama a instrução da Palavra de Deus, você está dando importância àquela que é a coisa mais importante em sua vida. E Deus nosso Pai deseja muito nos instruir através da Sua Palavra.</text:p>
        <text:p text:style-name="P2"/>
        <text:p text:style-name="P2"><text:a xlink:type="simple" xlink:href="http://bibliaonline.com.br/acf/pv/12/15" text:style-name="Internet_20_link" text:visited-style-name="Visited_20_Internet_20_Link"><text:span text:style-name="T1">Pv 12:15</text:span></text:a><text:span text:style-name="T1"> Todo tolo pensa estar certo. Todos os nossos pensamentos precisam ser formados pela Palavra de Deus. Leia estes versículos, pense neles, reúna as palavras em grupos... amor, bem, justiça, virtude, correção, direito, critério, justo, sábio, paz, gozo... Tudo anda junto. Aponte os opostos. Estes falam por sí só.</text:span></text:p>
        <text:p text:style-name="P2"/>
        <text:h text:style-name="P6" text:outline-level="2"><text:bookmark-start text:name="__RefHeading___Toc1313_1280209449"/>#604<text:bookmark-end text:name="__RefHeading___Toc1313_1280209449"/></text:h>
        <text:p text:style-name="P2"/>
        <text:p text:style-name="P3">A fé cristã foi feita para florescer em solo hostil.</text:p>
        <text:p text:style-name="P2"/>
        <text:h text:style-name="P7" text:outline-level="2"><text:bookmark-start text:name="__RefHeading___Toc1315_1280209449"/><text:a xlink:type="simple" xlink:href="http://bibliaonline.com.br/acf/pv/13" text:style-name="Internet_20_link" text:visited-style-name="Visited_20_Internet_20_Link"><text:span text:style-name="T1">PROVÉRBIOS 13</text:span></text:a><text:bookmark-end text:name="__RefHeading___Toc1315_1280209449"/></text:h>
        <text:p text:style-name="P2"/>
        <text:p text:style-name="P2"><text:a xlink:type="simple" xlink:href="http://bibliaonline.com.br/acf/pv/13/1" text:style-name="Internet_20_link" text:visited-style-name="Visited_20_Internet_20_Link"><text:span text:style-name="T1">Pv 13:1</text:span></text:a><text:span text:style-name="T1"> Cada versículo é rico em instruções. Uma pessoa sábia deseja ser ensinada. O oposto também é verdade. Uma pessoa salva anda com sabedoria, porque anda sendo ensinada. A pessoa que não está salva recusa-se a escutar e perece. O mundo não pode nos ensinar coisa alguma da verdadeira sabedoria.</text:span></text:p>
        <text:p text:style-name="P2"><text:soft-page-break/></text:p>
        <text:p text:style-name="P2"><text:a xlink:type="simple" xlink:href="http://bibliaonline.com.br/acf/pv/13/2-3" text:style-name="Internet_20_link" text:visited-style-name="Visited_20_Internet_20_Link"><text:span text:style-name="T1">Pv 13:2-3</text:span></text:a><text:span text:style-name="T1"> O sábio é aquele que controla sua língua. Todas as bocas dos que não são sábios serão caladas diante de Deus - Romanos </text:span><text:a xlink:type="simple" xlink:href="http://bibliaonline.com.br/acf/rm/3/19" text:style-name="Internet_20_link" text:visited-style-name="Visited_20_Internet_20_Link"><text:span text:style-name="T1">3:19</text:span></text:a><text:span text:style-name="T1">.</text:span></text:p>
        <text:p text:style-name="P2"/>
        <text:p text:style-name="P2"><text:a xlink:type="simple" xlink:href="http://bibliaonline.com.br/acf/pv/13/9" text:style-name="Internet_20_link" text:visited-style-name="Visited_20_Internet_20_Link"><text:span text:style-name="T1">Pv 13:9</text:span></text:a><text:span text:style-name="T1"> Aqueles que vivem em obediência tem sua experiência... seu coração será feliz, seu testemunho claro e brilhante.</text:span></text:p>
        <text:p text:style-name="P2"/>
        <text:p text:style-name="P2"><text:a xlink:type="simple" xlink:href="http://bibliaonline.com.br/acf/pv/13/13" text:style-name="Internet_20_link" text:visited-style-name="Visited_20_Internet_20_Link"><text:span text:style-name="T1">Pv 13:13</text:span></text:a><text:span text:style-name="T1"> Desprezar a Palavra de Deus é trazer vergonha para si próprio. O incrédulo experimentará isto.</text:span></text:p>
        <text:p text:style-name="P2"/>
        <text:p text:style-name="P2"><text:a xlink:type="simple" xlink:href="http://bibliaonline.com.br/acf/pv/13/19" text:style-name="Internet_20_link" text:visited-style-name="Visited_20_Internet_20_Link"><text:span text:style-name="T1">Pv 13:19</text:span></text:a><text:span text:style-name="T1"> A alma se regozija quando o coração obtém o que deseja. Não é verdade que é assim com o crente? Mas o tolo só deseja gratificar as paixões do corpo. As três partes do ser humano - corpo, alma e espírito.</text:span></text:p>
        <text:p text:style-name="P2"/>
        <text:p text:style-name="P2"><text:a xlink:type="simple" xlink:href="http://bibliaonline.com.br/acf/pv/13/22" text:style-name="Internet_20_link" text:visited-style-name="Visited_20_Internet_20_Link"><text:span text:style-name="T1">Pv 13:22</text:span></text:a><text:span text:style-name="T1"> O crente que ama o Senhor e O obedece deixa atrás de si uma rica herança quando parte deste mundo. Nos dias do Antigo Testamento, isso teria sido em coisas materiais. Hoje é nas coisas que pertencem ao Senhor.</text:span></text:p>
        <text:p text:style-name="P2"/>
        <text:p text:style-name="P2"><text:a xlink:type="simple" xlink:href="http://bibliaonline.com.br/acf/pv/13/24" text:style-name="Internet_20_link" text:visited-style-name="Visited_20_Internet_20_Link"><text:span text:style-name="T1">Pv 13:24</text:span></text:a><text:span text:style-name="T1"> Não é amor deixar uma criança fazer o que quer. A geração que está crescendo está mostrando os resultados da vontade própria que é deixada a seu bel-prazer (a assim chamada auto-expressão). O mundo está mergulhando na violência.</text:span></text:p>
        <text:p text:style-name="P2"/>
        <text:h text:style-name="P6" text:outline-level="2"><text:bookmark-start text:name="__RefHeading___Toc1317_1280209449"/>#605<text:bookmark-end text:name="__RefHeading___Toc1317_1280209449"/></text:h>
        <text:p text:style-name="P2"/>
        <text:p text:style-name="P3">Muitos cristãos colocam marcas em suas Bíblias, mas suas Bíblias nunca deixam marcas neles.</text:p>
        <text:p text:style-name="P2"/>
        <text:h text:style-name="P7" text:outline-level="2"><text:bookmark-start text:name="__RefHeading___Toc1319_1280209449"/><text:a xlink:type="simple" xlink:href="http://bibliaonline.com.br/acf/pv/14" text:style-name="Internet_20_link" text:visited-style-name="Visited_20_Internet_20_Link"><text:span text:style-name="T1">PROVÉRBIOS 14</text:span></text:a><text:bookmark-end text:name="__RefHeading___Toc1319_1280209449"/></text:h>
        <text:p text:style-name="P2"/>
        <text:p text:style-name="P2"><text:a xlink:type="simple" xlink:href="http://bibliaonline.com.br/acf/pv/14/1" text:style-name="Internet_20_link" text:visited-style-name="Visited_20_Internet_20_Link"><text:span text:style-name="T1">Pv 14:1</text:span></text:a><text:span text:style-name="T1"> As mães que estão lendo estas palavras farão bem se prestarem atenção. Leia sobre a diferença entre a mãe de Moisés em </text:span><text:a xlink:type="simple" xlink:href="http://bibliaonline.com.br/acf/ex/2" text:style-name="Internet_20_link" text:visited-style-name="Visited_20_Internet_20_Link"><text:span text:style-name="T1">Êxodo 2</text:span></text:a><text:span text:style-name="T1"> e a mãe do rei Acazias em 2 Crônicas </text:span><text:a xlink:type="simple" xlink:href="http://bibliaonline.com.br/acf/2cr/22/2-3" text:style-name="Internet_20_link" text:visited-style-name="Visited_20_Internet_20_Link"><text:span text:style-name="T1">22:2-3</text:span></text:a><text:span text:style-name="T1">.</text:span></text:p>
        <text:p text:style-name="P2"/>
        <text:p text:style-name="P2"><text:soft-page-break/><text:a xlink:type="simple" xlink:href="http://bibliaonline.com.br/acf/pv/14/4" text:style-name="Internet_20_link" text:visited-style-name="Visited_20_Internet_20_Link"><text:span text:style-name="T1">Pv 14:4</text:span></text:a><text:span text:style-name="T1"> Se alguém quer ter um curral limpo, deve se livrar de seu gado! Mas a que custo! Ficará sem comida. Se pacientemente seguirmos trabalhando, veremos o fruto de nosso trabalho.</text:span></text:p>
        <text:p text:style-name="P2"/>
        <text:p text:style-name="P2"><text:a xlink:type="simple" xlink:href="http://bibliaonline.com.br/acf/pv/14/7" text:style-name="Internet_20_link" text:visited-style-name="Visited_20_Internet_20_Link"><text:span text:style-name="T1">Pv 14:7</text:span></text:a><text:span text:style-name="T1"> Se andarmos em companhia de pessoas insensato (incrédulos são realmente insensatos) iremos nos dar mal. É melhor não andarmos com eles. Argumentar com eles é perda de tempo, e nos corrompe (suja). Leia Romanos </text:span><text:a xlink:type="simple" xlink:href="http://bibliaonline.com.br/acf/rm/16/17" text:style-name="Internet_20_link" text:visited-style-name="Visited_20_Internet_20_Link"><text:span text:style-name="T1">16:17</text:span></text:a><text:span text:style-name="T1"> - é bem claro. Fale a eles do evangelho.</text:span></text:p>
        <text:p text:style-name="P2"/>
        <text:p text:style-name="P2"><text:a xlink:type="simple" xlink:href="http://bibliaonline.com.br/acf/pv/14/9" text:style-name="Internet_20_link" text:visited-style-name="Visited_20_Internet_20_Link"><text:span text:style-name="T1">Pv 14:9</text:span></text:a><text:span text:style-name="T1"> Fazemos pouco do pecado? A TV faz pouco do pecado? O que Deus diz de uma pessoa que zomba do pecado?</text:span></text:p>
        <text:p text:style-name="P2"/>
        <text:p text:style-name="P2"><text:a xlink:type="simple" xlink:href="http://bibliaonline.com.br/acf/pv/14/12" text:style-name="Internet_20_link" text:visited-style-name="Visited_20_Internet_20_Link"><text:span text:style-name="T1">Pv 14:12</text:span></text:a><text:span text:style-name="T1"> Uma pessoa que não é salva escolhe naturalmente o seu próprio caminho. Este versículo nos diz onde vai dar esse caminho. Mas Jesus nos fala de algo muito melhor sobre "o caminho" em João </text:span><text:a xlink:type="simple" xlink:href="http://bibliaonline.com.br/acf/jo/14/5" text:style-name="Internet_20_link" text:visited-style-name="Visited_20_Internet_20_Link"><text:span text:style-name="T1">14:5</text:span></text:a><text:span text:style-name="T1">. (Nossos próprios pensamentos nunca nos levam a Deus).</text:span></text:p>
        <text:p text:style-name="P2"/>
        <text:p text:style-name="P2"><text:a xlink:type="simple" xlink:href="http://bibliaonline.com.br/acf/pv/14/14" text:style-name="Internet_20_link" text:visited-style-name="Visited_20_Internet_20_Link"><text:span text:style-name="T1">Pv 14:14</text:span></text:a><text:span text:style-name="T1"> Repare nas palavras, "no seu coração". Começamos a escorregar no coração antes de escorregarmos em nossas ações. Mais tarde acabamos egocêntricos.</text:span></text:p>
        <text:p text:style-name="P2"/>
        <text:p text:style-name="P2"><text:a xlink:type="simple" xlink:href="http://bibliaonline.com.br/acf/pv/14/17" text:style-name="Internet_20_link" text:visited-style-name="Visited_20_Internet_20_Link"><text:span text:style-name="T1">Pv 14:17</text:span></text:a><text:span text:style-name="T1"> É um péssimo sinal quando um crente se ira com facilidade. Os resultados são igualmente ruins, pois aquela pessoa com frequência toma decisões insensatas. </text:span></text:p>
        <text:p text:style-name="P2"/>
        <text:p text:style-name="P2"><text:a xlink:type="simple" xlink:href="http://bibliaonline.com.br/acf/pv/14/27" text:style-name="Internet_20_link" text:visited-style-name="Visited_20_Internet_20_Link"><text:span text:style-name="T1">Pv 14:27</text:span></text:a><text:span text:style-name="T1"> Deus tem um propósito em mente ao nos dar este versículo tantas vezes seguidas... Ele quer que reparemos nele. Um crente obediente é uma pessoa feliz, e sua vida é como uma fonte.</text:span></text:p>
        <text:p text:style-name="P2"/>
        <text:h text:style-name="P6" text:outline-level="2"><text:bookmark-start text:name="__RefHeading___Toc1321_1280209449"/>#606<text:bookmark-end text:name="__RefHeading___Toc1321_1280209449"/></text:h>
        <text:p text:style-name="P2"/>
        <text:p text:style-name="P3">Os homens não rejeitam a Bíblia por ela se contradizer, mas por ela lhes contradizer.</text:p>
        <text:p text:style-name="P2"/>
        <text:h text:style-name="P7" text:outline-level="2"><text:bookmark-start text:name="__RefHeading___Toc1323_1280209449"/><text:a xlink:type="simple" xlink:href="http://bibliaonline.com.br/acf/pv/15" text:style-name="Internet_20_link" text:visited-style-name="Visited_20_Internet_20_Link"><text:span text:style-name="T1">PROVÉRBIOS 15</text:span></text:a><text:bookmark-end text:name="__RefHeading___Toc1323_1280209449"/></text:h>
        <text:p text:style-name="P2"/>
        <text:p text:style-name="P2"><text:soft-page-break/><text:a xlink:type="simple" xlink:href="http://bibliaonline.com.br/acf/pv/15/1-4" text:style-name="Internet_20_link" text:visited-style-name="Visited_20_Internet_20_Link"><text:span text:style-name="T1">Pv 15:1-4</text:span></text:a><text:span text:style-name="T1"> Quem jamais poderia somar o mal que já foi feito ao ser humano através da língua humana? Todavia Deus veio ao mundo, na forma humana, e usou a língua para falar a mensagem do céu.</text:span></text:p>
        <text:p text:style-name="P2"/>
        <text:p text:style-name="P2"><text:a xlink:type="simple" xlink:href="http://bibliaonline.com.br/acf/pv/15/3" text:style-name="Internet_20_link" text:visited-style-name="Visited_20_Internet_20_Link"><text:span text:style-name="T1">Pv 15:3</text:span></text:a><text:span text:style-name="T1"> Quando vivemos para agradar o Senhor, concordamos prontamente com este versículo.</text:span></text:p>
        <text:p text:style-name="P2"/>
        <text:p text:style-name="P2"><text:a xlink:type="simple" xlink:href="http://bibliaonline.com.br/acf/pv/15/8-9" text:style-name="Internet_20_link" text:visited-style-name="Visited_20_Internet_20_Link"><text:span text:style-name="T1">Pv 15:8-9</text:span></text:a><text:span text:style-name="T1"> Até que um pecador volte-se para Deus em arrependimento, tudo o que fizer não terá valor algum para o Senhor. Paulo disse o mesmo em Romanos </text:span><text:a xlink:type="simple" xlink:href="http://bibliaonline.com.br/acf/rm/8/8" text:style-name="Internet_20_link" text:visited-style-name="Visited_20_Internet_20_Link"><text:span text:style-name="T1">8:8</text:span></text:a><text:span text:style-name="T1">.</text:span></text:p>
        <text:p text:style-name="P2"/>
        <text:p text:style-name="P2"><text:a xlink:type="simple" xlink:href="http://bibliaonline.com.br/acf/pv/15/10-12" text:style-name="Internet_20_link" text:visited-style-name="Visited_20_Internet_20_Link"><text:span text:style-name="T1">Pv 15:10-12</text:span></text:a><text:span text:style-name="T1"> Deus tudo vê. O mundo invisível está aberto diante dEle, e se assim acontece, quanto mais o coração humano!</text:span></text:p>
        <text:p text:style-name="P2"/>
        <text:p text:style-name="P2"><text:a xlink:type="simple" xlink:href="http://bibliaonline.com.br/acf/pv/15/16-17" text:style-name="Internet_20_link" text:visited-style-name="Visited_20_Internet_20_Link"><text:span text:style-name="T1">Pv 15:16-17</text:span></text:a><text:span text:style-name="T1"> Estes versículos são como a comparação entre o crente e o incrédulo. O crente pode possuir pouca coisa neste mundo, mas ele tem o Senhor; o incrédulo pode possuir grandes tesouros neste mundo, mas nada que seja para a eternidade.</text:span></text:p>
        <text:p text:style-name="P2"/>
        <text:p text:style-name="P2"><text:a xlink:type="simple" xlink:href="http://bibliaonline.com.br/acf/pv/15/18" text:style-name="Internet_20_link" text:visited-style-name="Visited_20_Internet_20_Link"><text:span text:style-name="T1">Pv 15:18</text:span></text:a><text:span text:style-name="T1"> Deus nos disse isto no </text:span><text:a xlink:type="simple" xlink:href="http://bibliaonline.com.br/acf/pv/15/1" text:style-name="Internet_20_link" text:visited-style-name="Visited_20_Internet_20_Link"><text:span text:style-name="T1">primeiro</text:span></text:a><text:span text:style-name="T1"> versículo. Deve ser importante para ele voltar a nos lembrar disto. Um homem irado é uma pessoa de temperamento forte e é alguém orgulhoso por pensar ser alguma coisa. A pessoa humilde tem pensamentos humildes acerca de si mesma e, portanto, não será tão pronto a ressentir por algum insulto.</text:span></text:p>
        <text:p text:style-name="P2"/>
        <text:p text:style-name="P2"><text:a xlink:type="simple" xlink:href="http://bibliaonline.com.br/acf/pv/15/19" text:style-name="Internet_20_link" text:visited-style-name="Visited_20_Internet_20_Link"><text:span text:style-name="T1">Pv 15:19</text:span></text:a><text:span text:style-name="T1"> Vamos aplicar este versículo a um crente descuidado em sua vida cristã. Ele vê todos os tipos de motivos para não tomar uma posição pela verdade de Deus. Veja agora a segunda metade deste versículo. Aplique-a a um crente que anda (vive) na verdade na qual ele sabe que deve andar. Tudo fica claro enquanto ele dá um passo certo após outro. Se Deus fala a ele ou a ela, através da Sua Palavra, ele ou ela simplesmente obedece, e aqui Deus diz que fará tudo simples e claro. Tente fazer assim.</text:span></text:p>
        <text:p text:style-name="P2"/>
        <text:p text:style-name="P2"><text:a xlink:type="simple" xlink:href="http://bibliaonline.com.br/acf/pv/15/23" text:style-name="Internet_20_link" text:visited-style-name="Visited_20_Internet_20_Link"><text:span text:style-name="T1">Pv 15:23</text:span></text:a><text:span text:style-name="T1"> A resposta que uma pessoa dá e que não produz arrependimento é a "palavra dita a seu tempo".</text:span></text:p>
        <text:p text:style-name="P2"/>
        <text:p text:style-name="P2"><text:a xlink:type="simple" xlink:href="http://bibliaonline.com.br/acf/pv/15/25" text:style-name="Internet_20_link" text:visited-style-name="Visited_20_Internet_20_Link"><text:span text:style-name="T1">Pv 15:25</text:span></text:a><text:span text:style-name="T1"> O Senhor está sempre contra aqueles que tentam elevar a si próprios, e apóia aqueles que são fracos.</text:span></text:p>
        <text:p text:style-name="P2"/>
        <text:p text:style-name="P2"><text:soft-page-break/><text:a xlink:type="simple" xlink:href="http://bibliaonline.com.br/acf/pv/15/26" text:style-name="Internet_20_link" text:visited-style-name="Visited_20_Internet_20_Link"><text:span text:style-name="T1">Pv 15:26</text:span></text:a><text:span text:style-name="T1"> Lemos das ações e palavras daqueles que não amam o Senhor. Aqui até seus pensamentos são uma abominação a Ele. (Veja também a última parte de </text:span><text:a xlink:type="simple" xlink:href="http://bibliaonline.com.br/acf/pv/21/4" text:style-name="Internet_20_link" text:visited-style-name="Visited_20_Internet_20_Link"><text:span text:style-name="T1">21:4</text:span></text:a><text:span text:style-name="T1">).</text:span></text:p>
        <text:p text:style-name="P2"/>
        <text:p text:style-name="P2"><text:a xlink:type="simple" xlink:href="http://bibliaonline.com.br/acf/pv/15/29" text:style-name="Internet_20_link" text:visited-style-name="Visited_20_Internet_20_Link"><text:span text:style-name="T1">Pv 15:29</text:span></text:a><text:span text:style-name="T1"> Você quer suas orações respondidas? Aqui está como.</text:span></text:p>
        <text:p text:style-name="P2"/>
        <text:h text:style-name="P6" text:outline-level="2"><text:bookmark-start text:name="__RefHeading___Toc1325_1280209449"/>#607<text:bookmark-end text:name="__RefHeading___Toc1325_1280209449"/></text:h>
        <text:p text:style-name="P2"/>
        <text:p text:style-name="P3">A Bíblia é como um leão. Ela não precisa de defesa. Solte-a de sua jaula, e ela se defenderá a si mesma.</text:p>
        <text:p text:style-name="P2"/>
        <text:h text:style-name="P7" text:outline-level="2"><text:bookmark-start text:name="__RefHeading___Toc1327_1280209449"/><text:a xlink:type="simple" xlink:href="http://bibliaonline.com.br/acf/pv/16" text:style-name="Internet_20_link" text:visited-style-name="Visited_20_Internet_20_Link"><text:span text:style-name="T1">PROVÉRBIOS 16</text:span></text:a><text:bookmark-end text:name="__RefHeading___Toc1327_1280209449"/></text:h>
        <text:p text:style-name="P2"/>
        <text:p text:style-name="P2"><text:a xlink:type="simple" xlink:href="http://bibliaonline.com.br/acf/pv/16/1" text:style-name="Internet_20_link" text:visited-style-name="Visited_20_Internet_20_Link"><text:span text:style-name="T1">Pv 16:1</text:span></text:a><text:span text:style-name="T1"> Os homens fazem grandes planos para fazer grandes coisas, mas Deus tem a palavra final em tudo.</text:span></text:p>
        <text:p text:style-name="P2"/>
        <text:p text:style-name="P2"><text:a xlink:type="simple" xlink:href="http://bibliaonline.com.br/acf/pv/16/2" text:style-name="Internet_20_link" text:visited-style-name="Visited_20_Internet_20_Link"><text:span text:style-name="T1">Pv 16:2</text:span></text:a><text:span text:style-name="T1"> Desde a queda do homem no jardim do Eden, tem sido o desejo do homem tentar justificar-se. Mas um crente entende que não pode confiar em seu próprio coração, e por esta razão ele escuta a opinião de Deus acerca de tudo.</text:span></text:p>
        <text:p text:style-name="P2"/>
        <text:p text:style-name="P2"><text:a xlink:type="simple" xlink:href="http://bibliaonline.com.br/acf/pv/16/3" text:style-name="Internet_20_link" text:visited-style-name="Visited_20_Internet_20_Link"><text:span text:style-name="T1">Pv 16:3</text:span></text:a><text:span text:style-name="T1"> Bela instrução. Precisamos desenvolver este costume de entregar nossos problemas para o Senhor, e Ele promete cuidar deles para nós e fazer com que tudo acabe bem.</text:span></text:p>
        <text:p text:style-name="P2"/>
        <text:p text:style-name="P2"><text:a xlink:type="simple" xlink:href="http://bibliaonline.com.br/acf/pv/16/10-15" text:style-name="Internet_20_link" text:visited-style-name="Visited_20_Internet_20_Link"><text:span text:style-name="T1">Pv 16:10-15</text:span></text:a><text:span text:style-name="T1"> Embora possa haver existido alguns bons reis na história deste mundo, nunca haverá um rei perfeito até que o Senhor Jesus volte (no milênio).</text:span></text:p>
        <text:p text:style-name="P2"/>
        <text:p text:style-name="P2"><text:a xlink:type="simple" xlink:href="http://bibliaonline.com.br/acf/pv/16/19" text:style-name="Internet_20_link" text:visited-style-name="Visited_20_Internet_20_Link"><text:span text:style-name="T1">Pv 16:19</text:span></text:a><text:span text:style-name="T1"> É melhor ser reputado em pouco aos olhos dos outros e desfrutar de uma feliz comunhão com os humildes, do que se beneficiar por ter intimidade com pessoas orgulhosas.</text:span></text:p>
        <text:p text:style-name="P2"/>
        <text:p text:style-name="P2"><text:a xlink:type="simple" xlink:href="http://bibliaonline.com.br/acf/pv/16/20-24" text:style-name="Internet_20_link" text:visited-style-name="Visited_20_Internet_20_Link"><text:span text:style-name="T1">Pv 16:20-24</text:span></text:a><text:span text:style-name="T1"> Em cada um destes versículos podemos ver que se nosso oração for reto diante de Deus dia após dia, então todas as nossas coisas e todas as nossas palavras serão tranquilas, persistentes e boas. Toda a felicidade na vida do crente depende de seu </text:span><text:soft-page-break/><text:span text:style-name="T1">estado de espírito.</text:span></text:p>
        <text:p text:style-name="P2"/>
        <text:h text:style-name="P6" text:outline-level="2"><text:bookmark-start text:name="__RefHeading___Toc1329_1280209449"/>#608<text:bookmark-end text:name="__RefHeading___Toc1329_1280209449"/></text:h>
        <text:p text:style-name="P2"/>
        <text:p text:style-name="P3">Outros livros foram escritos para nossa informação; a Bíblia foi dada para nossa transformação.</text:p>
        <text:p text:style-name="P2"/>
        <text:h text:style-name="P7" text:outline-level="2"><text:bookmark-start text:name="__RefHeading___Toc1331_1280209449"/><text:a xlink:type="simple" xlink:href="http://bibliaonline.com.br/acf/pv/17" text:style-name="Internet_20_link" text:visited-style-name="Visited_20_Internet_20_Link"><text:span text:style-name="T1">PROVÉRBIOS 17</text:span></text:a><text:bookmark-end text:name="__RefHeading___Toc1331_1280209449"/></text:h>
        <text:p text:style-name="P2"/>
        <text:p text:style-name="P2"><text:a xlink:type="simple" xlink:href="http://bibliaonline.com.br/acf/pv/17/4" text:style-name="Internet_20_link" text:visited-style-name="Visited_20_Internet_20_Link"><text:span text:style-name="T1">Pv 17:4</text:span></text:a><text:span text:style-name="T1"> Coloque juntas as quatro expressões - "ímpio - iníquo - mentiroso - maligno", e você verá o poder deste versículo.</text:span></text:p>
        <text:p text:style-name="P2"/>
        <text:p text:style-name="P2"><text:a xlink:type="simple" xlink:href="http://bibliaonline.com.br/acf/pv/17/9" text:style-name="Internet_20_link" text:visited-style-name="Visited_20_Internet_20_Link"><text:span text:style-name="T1">Pv 17:9</text:span></text:a><text:span text:style-name="T1"> Se alguém ama o Senhor, não irá repetir as coisas ruins que escuta sobre alguém. Não é o caso de ele tentar esconder o pecado, mas de não ficar falando disso a outros.</text:span></text:p>
        <text:p text:style-name="P2"/>
        <text:p text:style-name="P2"><text:a xlink:type="simple" xlink:href="http://bibliaonline.com.br/acf/pv/17/17" text:style-name="Internet_20_link" text:visited-style-name="Visited_20_Internet_20_Link"><text:span text:style-name="T1">Pv 17:17</text:span></text:a><text:span text:style-name="T1"> Um amigo de verdade não muda de atitude para com o outro, quando este falha. Nosso Senhor Jesus Cristo é o verdadeiro Amigo. O crente não deveria ter amizade com as pessoas do mundo, mas deveria ser o melhor amigo que elas têm.</text:span></text:p>
        <text:p text:style-name="P2"/>
        <text:p text:style-name="P2"><text:a xlink:type="simple" xlink:href="http://bibliaonline.com.br/acf/pv/17/23" text:style-name="Internet_20_link" text:visited-style-name="Visited_20_Internet_20_Link"><text:span text:style-name="T1">Pv 17:23</text:span></text:a><text:span text:style-name="T1"> Como Deus é diferente! Isaías </text:span><text:a xlink:type="simple" xlink:href="http://bibliaonline.com.br/acf/is/45/21" text:style-name="Internet_20_link" text:visited-style-name="Visited_20_Internet_20_Link"><text:span text:style-name="T1">45:21</text:span></text:a><text:span text:style-name="T1">, Deus amou o mundo de tal maneira que deu Seu Filho unigênito.</text:span></text:p>
        <text:p text:style-name="P2"/>
        <text:h text:style-name="P6" text:outline-level="2"><text:bookmark-start text:name="__RefHeading___Toc1333_1280209449"/>#609<text:bookmark-end text:name="__RefHeading___Toc1333_1280209449"/></text:h>
        <text:p text:style-name="P2"/>
        <text:p text:style-name="P3">Aqueles que podem enxergar a mão de Deus em tudo são os que melhor depositam tudo nas mãos de Deus.</text:p>
        <text:p text:style-name="P2"/>
        <text:h text:style-name="P7" text:outline-level="2"><text:bookmark-start text:name="__RefHeading___Toc1335_1280209449"/><text:a xlink:type="simple" xlink:href="http://bibliaonline.com.br/acf/pv/18" text:style-name="Internet_20_link" text:visited-style-name="Visited_20_Internet_20_Link"><text:span text:style-name="T1">PROVÉRBIOS 18</text:span></text:a><text:bookmark-end text:name="__RefHeading___Toc1335_1280209449"/></text:h>
        <text:p text:style-name="P2"/>
        <text:p text:style-name="P3">Nada está ensinado com maior clareza nas Escrituras do que a necessidade de separar o que é limpo daquilo que é sujo, aqueles que amam a verdade, daqueles que vivem para a <text:soft-page-break/>satisfação própria.</text:p>
        <text:p text:style-name="P2"/>
        <text:p text:style-name="P2"><text:a xlink:type="simple" xlink:href="http://bibliaonline.com.br/acf/pv/18/1-9" text:style-name="Internet_20_link" text:visited-style-name="Visited_20_Internet_20_Link"><text:span text:style-name="T1">Pv 18:1-9</text:span></text:a><text:span text:style-name="T1"> Diversos versículos sobre palavras; palavras causam problemas (veja </text:span><text:a xlink:type="simple" xlink:href="http://bibliaonline.com.br/acf/pv/10/19" text:style-name="Internet_20_link" text:visited-style-name="Visited_20_Internet_20_Link"><text:span text:style-name="T1">10:19</text:span></text:a><text:span text:style-name="T1">). Mas o </text:span><text:a xlink:type="simple" xlink:href="http://bibliaonline.com.br/acf/pv/18/10" text:style-name="Internet_20_link" text:visited-style-name="Visited_20_Internet_20_Link"><text:span text:style-name="T1">versículo 10</text:span></text:a><text:span text:style-name="T1"> mostra um belo contraste.</text:span></text:p>
        <text:p text:style-name="P2"/>
        <text:p text:style-name="P2"><text:a xlink:type="simple" xlink:href="http://bibliaonline.com.br/acf/pv/18/10" text:style-name="Internet_20_link" text:visited-style-name="Visited_20_Internet_20_Link"><text:span text:style-name="T1">Pv 18:10</text:span></text:a><text:span text:style-name="T1"> Quão precioso é poder dizer isto! Os justos não se envergonham de correr para aquele nome. O Espírito de Deus deseja reunir todos os crentes àquele nome.</text:span></text:p>
        <text:p text:style-name="P2"/>
        <text:p text:style-name="P2"><text:a xlink:type="simple" xlink:href="http://bibliaonline.com.br/acf/pv/18/13" text:style-name="Internet_20_link" text:visited-style-name="Visited_20_Internet_20_Link"><text:span text:style-name="T1">Pv 18:13</text:span></text:a><text:span text:style-name="T1"> Quem responde rápido, geralmente erra. Portanto é sempre sábio pensar um pouco antes de responder; melhor é ouvir do que falar.</text:span></text:p>
        <text:p text:style-name="P2"/>
        <text:p text:style-name="P2"><text:a xlink:type="simple" xlink:href="http://bibliaonline.com.br/acf/pv/18/15" text:style-name="Internet_20_link" text:visited-style-name="Visited_20_Internet_20_Link"><text:span text:style-name="T1">Pv 18:15</text:span></text:a><text:span text:style-name="T1"> A importância de se ouvir.</text:span></text:p>
        <text:p text:style-name="P2"/>
        <text:p text:style-name="P2"><text:a xlink:type="simple" xlink:href="http://bibliaonline.com.br/acf/pv/18/17" text:style-name="Internet_20_link" text:visited-style-name="Visited_20_Internet_20_Link"><text:span text:style-name="T1">Pv 18:17</text:span></text:a><text:span text:style-name="T1"> Deus nos diz que nossos vizinhos conhecem mais sobre nós do que imaginamos. O crente fiel tem um bom testemunho para o Senhor entre seus vizinhos.</text:span></text:p>
        <text:p text:style-name="P2"/>
        <text:p text:style-name="P2"><text:a xlink:type="simple" xlink:href="http://bibliaonline.com.br/acf/pv/18/21" text:style-name="Internet_20_link" text:visited-style-name="Visited_20_Internet_20_Link"><text:span text:style-name="T1">Pv 18:21</text:span></text:a><text:span text:style-name="T1"> Mais sabedoria sobre o poder da língua.</text:span></text:p>
        <text:p text:style-name="P2"/>
        <text:p text:style-name="P2"><text:a xlink:type="simple" xlink:href="http://bibliaonline.com.br/acf/pv/18/24" text:style-name="Internet_20_link" text:visited-style-name="Visited_20_Internet_20_Link"><text:span text:style-name="T1">Pv 18:24</text:span></text:a><text:span text:style-name="T1"> Acaso não vemos com frequência que as pessoas não amigáveis são sempre as primeiras a reclamar da frieza com que as pessoas as tratam? Aqui está a verdadeira razão disso. Jamais teremos um amigo que possa ser comparado ao Senhor!</text:span></text:p>
        <text:p text:style-name="P2"/>
        <text:h text:style-name="P6" text:outline-level="2"><text:bookmark-start text:name="__RefHeading___Toc1337_1280209449"/>#610<text:bookmark-end text:name="__RefHeading___Toc1337_1280209449"/></text:h>
        <text:p text:style-name="P2"/>
        <text:p text:style-name="P3">Ninguém jamais se arrependeu de ser cristão em seu leito de morte.</text:p>
        <text:p text:style-name="P2"/>
        <text:h text:style-name="P7" text:outline-level="2"><text:bookmark-start text:name="__RefHeading___Toc1339_1280209449"/><text:a xlink:type="simple" xlink:href="http://bibliaonline.com.br/acf/pv/19" text:style-name="Internet_20_link" text:visited-style-name="Visited_20_Internet_20_Link"><text:span text:style-name="T1">PROVÉRBIOS 19</text:span></text:a><text:bookmark-end text:name="__RefHeading___Toc1339_1280209449"/></text:h>
        <text:p text:style-name="P2"/>
        <text:p text:style-name="P2"><text:a xlink:type="simple" xlink:href="http://bibliaonline.com.br/acf/pv/19/11" text:style-name="Internet_20_link" text:visited-style-name="Visited_20_Internet_20_Link"><text:span text:style-name="T1">Pv 19:11</text:span></text:a><text:span text:style-name="T1"> Alguém que ame o Senhor não fica irado com facilidade, e nem é tomado pelo mal.</text:span></text:p>
        <text:p text:style-name="P2"/>
        <text:p text:style-name="P2"><text:a xlink:type="simple" xlink:href="http://bibliaonline.com.br/acf/pv/19/15" text:style-name="Internet_20_link" text:visited-style-name="Visited_20_Internet_20_Link"><text:span text:style-name="T1">Pv 19:15</text:span></text:a><text:span text:style-name="T1"> A preguiça produz pobreza. Um crente preguiçoso causa vergonha ao nome do Senhor.</text:span></text:p>
        <text:p text:style-name="P2"><text:soft-page-break/></text:p>
        <text:p text:style-name="P2"><text:a xlink:type="simple" xlink:href="http://bibliaonline.com.br/acf/pv/19/17" text:style-name="Internet_20_link" text:visited-style-name="Visited_20_Internet_20_Link"><text:span text:style-name="T1">Pv 19:17</text:span></text:a><text:span text:style-name="T1"> Uma bela promessa. O Senhor recompensará tudo o que for feito para Ele. Se formos bons para os outros, para que pensem bem de nós, o Senhor não fica com nenhuma glória, e nós não ficamos com nenhuma recompensa vinda dEle.</text:span></text:p>
        <text:p text:style-name="P2"/>
        <text:p text:style-name="P2"><text:a xlink:type="simple" xlink:href="http://bibliaonline.com.br/acf/pv/19/18" text:style-name="Internet_20_link" text:visited-style-name="Visited_20_Internet_20_Link"><text:span text:style-name="T1">Pv 19:18</text:span></text:a><text:span text:style-name="T1"> Quão diferente é esta instrução dos pensamentos modernos sobre como criar filhos. Preferimos antes obedecer a Deus, pois Ele é Aquele que controla os resultados.</text:span></text:p>
        <text:p text:style-name="P2"/>
        <text:p text:style-name="P2"><text:a xlink:type="simple" xlink:href="http://bibliaonline.com.br/acf/pv/19/20" text:style-name="Internet_20_link" text:visited-style-name="Visited_20_Internet_20_Link"><text:span text:style-name="T1">Pv 19:20</text:span></text:a><text:span text:style-name="T1"> Não existe melhor conselho que a Palavra de Deus.</text:span></text:p>
        <text:p text:style-name="P2"/>
        <text:p text:style-name="P2"><text:a xlink:type="simple" xlink:href="http://bibliaonline.com.br/acf/pv/19/21" text:style-name="Internet_20_link" text:visited-style-name="Visited_20_Internet_20_Link"><text:span text:style-name="T1">Pv 19:21</text:span></text:a><text:span text:style-name="T1"> Nossos pensamentos não são de muito valor comparados com os pensamentos do Senhor. Ele sempre terá a última palavra.</text:span></text:p>
        <text:p text:style-name="P2"/>
        <text:p text:style-name="P2"><text:a xlink:type="simple" xlink:href="http://bibliaonline.com.br/acf/pv/19/23" text:style-name="Internet_20_link" text:visited-style-name="Visited_20_Internet_20_Link"><text:span text:style-name="T1">Pv 19:23</text:span></text:a><text:span text:style-name="T1"> Se temermos o Senhor, não temeremos nada neste mundo.</text:span></text:p>
        <text:p text:style-name="P2"/>
        <text:h text:style-name="P6" text:outline-level="2"><text:bookmark-start text:name="__RefHeading___Toc1341_1280209449"/>#611<text:bookmark-end text:name="__RefHeading___Toc1341_1280209449"/></text:h>
        <text:p text:style-name="P2"/>
        <text:p text:style-name="P3">Alimente sua fé e suas dúvidas morrerão de fome.</text:p>
        <text:p text:style-name="P2"/>
        <text:h text:style-name="P7" text:outline-level="2"><text:bookmark-start text:name="__RefHeading___Toc1343_1280209449"/><text:a xlink:type="simple" xlink:href="http://bibliaonline.com.br/acf/pv/20" text:style-name="Internet_20_link" text:visited-style-name="Visited_20_Internet_20_Link"><text:span text:style-name="T1">PROVÉRBIOS 20</text:span></text:a><text:bookmark-end text:name="__RefHeading___Toc1343_1280209449"/></text:h>
        <text:p text:style-name="P2"/>
        <text:p text:style-name="P2"><text:a xlink:type="simple" xlink:href="http://bibliaonline.com.br/acf/pv/20/4" text:style-name="Internet_20_link" text:visited-style-name="Visited_20_Internet_20_Link"><text:span text:style-name="T1">Pv 20:4</text:span></text:a><text:span text:style-name="T1"> O preguiçoso sempre encontra uma razão para não trabalhar, mas logo ele estará pedindo ajuda!</text:span></text:p>
        <text:p text:style-name="P2"/>
        <text:p text:style-name="P2"><text:a xlink:type="simple" xlink:href="http://bibliaonline.com.br/acf/pv/20/7" text:style-name="Internet_20_link" text:visited-style-name="Visited_20_Internet_20_Link"><text:span text:style-name="T1">Pv 20:7</text:span></text:a><text:span text:style-name="T1"> Que encorajamento para os pais crentes.</text:span></text:p>
        <text:p text:style-name="P2"/>
        <text:p text:style-name="P2"><text:a xlink:type="simple" xlink:href="http://bibliaonline.com.br/acf/pv/20/8" text:style-name="Internet_20_link" text:visited-style-name="Visited_20_Internet_20_Link"><text:span text:style-name="T1">Pv 20:8</text:span></text:a><text:span text:style-name="T1"> Acontecerá quando o Senhor Jesus reinar sobre o mundo durante o milênio. Então, a justiça reinará. Agora a justiça sofre. No estado eterno, a justiça habitará.</text:span></text:p>
        <text:p text:style-name="P2"/>
        <text:p text:style-name="P2"><text:a xlink:type="simple" xlink:href="http://bibliaonline.com.br/acf/pv/20/9" text:style-name="Internet_20_link" text:visited-style-name="Visited_20_Internet_20_Link"><text:span text:style-name="T1">Pv 20:9</text:span></text:a><text:span text:style-name="T1"> Salomão não conhecia o que nós crentes conhecemos hoje. (O sangue de Jesus Cristo Seu Filho nos limpa de todo pecado - 1 João </text:span><text:a xlink:type="simple" xlink:href="http://bibliaonline.com.br/acf/1jo/1/7" text:style-name="Internet_20_link" text:visited-style-name="Visited_20_Internet_20_Link"><text:span text:style-name="T1">1:7</text:span></text:a><text:span text:style-name="T1">).</text:span></text:p>
        <text:p text:style-name="P2"/>
        <text:p text:style-name="P2"><text:a xlink:type="simple" xlink:href="http://bibliaonline.com.br/acf/pv/20/10-23" text:style-name="Internet_20_link" text:visited-style-name="Visited_20_Internet_20_Link"><text:span text:style-name="T1">Pv 20:10 e 23</text:span></text:a><text:span text:style-name="T1"> Os pesos são usados em balanças há muito tempo. Às vezes as pessoas </text:span><text:soft-page-break/><text:span text:style-name="T1">desonestas alteravam os pesos para entregar menos para seus clientes. Deus sempre dá uma quantidade certa, nunca menos.</text:span></text:p>
        <text:p text:style-name="P2"/>
        <text:p text:style-name="P2"><text:a xlink:type="simple" xlink:href="http://bibliaonline.com.br/acf/pv/20/12" text:style-name="Internet_20_link" text:visited-style-name="Visited_20_Internet_20_Link"><text:span text:style-name="T1">Pv 20:12</text:span></text:a><text:span text:style-name="T1"> O crente recebeu ambos.</text:span></text:p>
        <text:p text:style-name="P2"/>
        <text:p text:style-name="P2"><text:a xlink:type="simple" xlink:href="http://bibliaonline.com.br/acf/pv/20/14" text:style-name="Internet_20_link" text:visited-style-name="Visited_20_Internet_20_Link"><text:span text:style-name="T1">Pv 20:14</text:span></text:a><text:span text:style-name="T1"> O comprador tenta enganar o vendedor fazendo-o pensar que não dá valor a seus produtos. Mas quando os adquire, se vangloria!</text:span></text:p>
        <text:p text:style-name="P2"/>
        <text:p text:style-name="P2"><text:a xlink:type="simple" xlink:href="http://bibliaonline.com.br/acf/pv/20/15" text:style-name="Internet_20_link" text:visited-style-name="Visited_20_Internet_20_Link"><text:span text:style-name="T1">Pv 20:15</text:span></text:a><text:span text:style-name="T1"> Conhecer o Senhor é a maior coisa que podemos ter.</text:span></text:p>
        <text:p text:style-name="P2"/>
        <text:p text:style-name="P2"><text:a xlink:type="simple" xlink:href="http://bibliaonline.com.br/acf/pv/20/17" text:style-name="Internet_20_link" text:visited-style-name="Visited_20_Internet_20_Link"><text:span text:style-name="T1">Pv 20:17</text:span></text:a><text:span text:style-name="T1"> Os prazeres do pecado são só por um momento.</text:span></text:p>
        <text:p text:style-name="P2"/>
        <text:p text:style-name="P2"><text:a xlink:type="simple" xlink:href="http://bibliaonline.com.br/acf/pv/20/19" text:style-name="Internet_20_link" text:visited-style-name="Visited_20_Internet_20_Link"><text:span text:style-name="T1">Pv 20:19</text:span></text:a><text:span text:style-name="T1"> Quem nos bajula não está fazendo nenhum bem.</text:span></text:p>
        <text:p text:style-name="P2"/>
        <text:p text:style-name="P2"><text:a xlink:type="simple" xlink:href="http://bibliaonline.com.br/acf/pv/20/22" text:style-name="Internet_20_link" text:visited-style-name="Visited_20_Internet_20_Link"><text:span text:style-name="T1">Pv 20:22</text:span></text:a><text:span text:style-name="T1"> Quando somos mal tratados por alguém, devemos entregar isso ao Senhor! Ele nos livrará. O que Ele fará ao outro, é algo que devemos deixar com Ele.</text:span></text:p>
        <text:p text:style-name="P2"/>
        <text:p text:style-name="P2"><text:a xlink:type="simple" xlink:href="http://bibliaonline.com.br/acf/pv/20/24" text:style-name="Internet_20_link" text:visited-style-name="Visited_20_Internet_20_Link"><text:span text:style-name="T1">Pv 20:24</text:span></text:a><text:span text:style-name="T1"> O "homem" aqui refere-se a um homem justo que é hoje um crente.</text:span></text:p>
        <text:p text:style-name="P2"/>
        <text:p text:style-name="P2"><text:a xlink:type="simple" xlink:href="http://bibliaonline.com.br/acf/pv/20/25" text:style-name="Internet_20_link" text:visited-style-name="Visited_20_Internet_20_Link"><text:span text:style-name="T1">Pv 20:25</text:span></text:a><text:span text:style-name="T1"> É melhor analisar bem uma questão antes de formar uma opinião.</text:span></text:p>
        <text:p text:style-name="P2"/>
        <text:p text:style-name="P2"><text:a xlink:type="simple" xlink:href="http://bibliaonline.com.br/acf/pv/20/28" text:style-name="Internet_20_link" text:visited-style-name="Visited_20_Internet_20_Link"><text:span text:style-name="T1">Pv 20:28</text:span></text:a><text:span text:style-name="T1"> A misericórdia e a verdade vêm de Deus. Quando confessamos e perdoamos um pecado, recebemos misericórdia de Deus, </text:span><text:a xlink:type="simple" xlink:href="http://bibliaonline.com.br/acf/pv/28/13" text:style-name="Internet_20_link" text:visited-style-name="Visited_20_Internet_20_Link"><text:span text:style-name="T1">28:13</text:span></text:a><text:span text:style-name="T1">.</text:span></text:p>
        <text:p text:style-name="P2"/>
        <text:p text:style-name="P2"><text:a xlink:type="simple" xlink:href="http://bibliaonline.com.br/acf/pv/20/30" text:style-name="Internet_20_link" text:visited-style-name="Visited_20_Internet_20_Link"><text:span text:style-name="T1">Pv 20:30</text:span></text:a><text:span text:style-name="T1"> Às vezes um médico precisa fazer mais exames que causam maior dor. Ele sabe que isso é necessário para obter um bom resultado final. Assim acontece com a forma de Deus tratar conosco. Quando vê algo em nossa vida que talvez não tenhamos reparado, Ele permite que aconteça algo doloroso para nos fazer ouvir. Ele conhece a dor, mas Ele conhece também o bom resultado, se escutarmos.</text:span></text:p>
        <text:p text:style-name="P2"/>
        <text:h text:style-name="P6" text:outline-level="2"><text:bookmark-start text:name="__RefHeading___Toc1345_1280209449"/>#612<text:bookmark-end text:name="__RefHeading___Toc1345_1280209449"/></text:h>
        <text:p text:style-name="P2"/>
        <text:p text:style-name="P3">Olhe para você -- e fique desapontado; olhe para os outros -- e fique deprimido; olhe para o Senhor Jesus -- e fique satisfeito.</text:p>
        <text:p text:style-name="P2"><text:soft-page-break/></text:p>
        <text:h text:style-name="P7" text:outline-level="2"><text:bookmark-start text:name="__RefHeading___Toc1347_1280209449"/><text:a xlink:type="simple" xlink:href="http://bibliaonline.com.br/acf/pv/21" text:style-name="Internet_20_link" text:visited-style-name="Visited_20_Internet_20_Link"><text:span text:style-name="T1">PROVÉRBIOS 21</text:span></text:a><text:bookmark-end text:name="__RefHeading___Toc1347_1280209449"/></text:h>
        <text:p text:style-name="P2"/>
        <text:p text:style-name="P2"><text:a xlink:type="simple" xlink:href="http://bibliaonline.com.br/acf/pv/21/1-8" text:style-name="Internet_20_link" text:visited-style-name="Visited_20_Internet_20_Link"><text:span text:style-name="T1">Pv 21:1-8</text:span></text:a><text:span text:style-name="T1"> Estes oito versículos nos mostram que Deus não somente vê todos os Atos de uma pessoa, mas Ele vê o coração e o motivo pelo qual algo é feito!</text:span></text:p>
        <text:p text:style-name="P2"/>
        <text:p text:style-name="P2"><text:a xlink:type="simple" xlink:href="http://bibliaonline.com.br/acf/pv/21/1" text:style-name="Internet_20_link" text:visited-style-name="Visited_20_Internet_20_Link"><text:span text:style-name="T1">Pv 21:1</text:span></text:a><text:span text:style-name="T1"> Deus nos faz lembrar que até o coração de um rei está em Sua mão.</text:span></text:p>
        <text:p text:style-name="P2"/>
        <text:p text:style-name="P2"><text:a xlink:type="simple" xlink:href="http://bibliaonline.com.br/acf/pv/21/2" text:style-name="Internet_20_link" text:visited-style-name="Visited_20_Internet_20_Link"><text:span text:style-name="T1">Pv 21:2</text:span></text:a><text:span text:style-name="T1"> As pessoas dizem, "Siga sua consciência". Aqui aprendemos que todos pensam estar fazendo o que é certo, e podem não ter uma má consciência sobre o que estão fazendo. (Volte a ler os comentários de </text:span><text:a xlink:type="simple" xlink:href="http://bibliaonline.com.br/acf/pv/20/30" text:style-name="Internet_20_link" text:visited-style-name="Visited_20_Internet_20_Link"><text:span text:style-name="T1">20:30</text:span></text:a><text:span text:style-name="T1">). A justiça-própria é um sério pecado, e somos todos culpados disso às vezes. Mas se formos sensíveis à Sua Palavra, então iremos querer conhecer o que Ele vê em nosso coração. A Palavra de Deus é o único guia que podemos usar.</text:span></text:p>
        <text:p text:style-name="P2"/>
        <text:p text:style-name="P2"><text:a xlink:type="simple" xlink:href="http://bibliaonline.com.br/acf/pv/21/6" text:style-name="Internet_20_link" text:visited-style-name="Visited_20_Internet_20_Link"><text:span text:style-name="T1">Pv 21:6</text:span></text:a><text:span text:style-name="T1"> As pessoas podem ser bem sucedidas em ganhar dinheiro com mentiras, mas no final elas acabarão cheias de frustrações. Não serão felizes, nem aqui, nem depois.</text:span></text:p>
        <text:p text:style-name="P2"/>
        <text:p text:style-name="P2"><text:a xlink:type="simple" xlink:href="http://bibliaonline.com.br/acf/pv/21/9" text:style-name="Internet_20_link" text:visited-style-name="Visited_20_Internet_20_Link"><text:span text:style-name="T1">Pv 21:9</text:span></text:a><text:span text:style-name="T1"> Será triste se alguma esposa crente for assim. Mas Deus dá sabedoria em como agir, se algum homem se achar nesta situação.</text:span></text:p>
        <text:p text:style-name="P2"/>
        <text:p text:style-name="P2"><text:a xlink:type="simple" xlink:href="http://bibliaonline.com.br/acf/pv/21/10" text:style-name="Internet_20_link" text:visited-style-name="Visited_20_Internet_20_Link"><text:span text:style-name="T1">Pv 21:10</text:span></text:a><text:span text:style-name="T1"> Uma pessoa egoísta encontra seu prazer em fazer o mal; em seu coração, ela não tem lugar para pensar em seu próximo.</text:span></text:p>
        <text:p text:style-name="P2"/>
        <text:p text:style-name="P2"><text:a xlink:type="simple" xlink:href="http://bibliaonline.com.br/acf/pv/21/11" text:style-name="Internet_20_link" text:visited-style-name="Visited_20_Internet_20_Link"><text:span text:style-name="T1">Pv 21:11</text:span></text:a><text:span text:style-name="T1"> As duas maneiras como a instrução é recebida. A pessoa sábia aceita a instrução da Bíblia.</text:span></text:p>
        <text:p text:style-name="P2"/>
        <text:p text:style-name="P2"><text:a xlink:type="simple" xlink:href="http://bibliaonline.com.br/acf/pv/21/14" text:style-name="Internet_20_link" text:visited-style-name="Visited_20_Internet_20_Link"><text:span text:style-name="T1">Pv 21:14</text:span></text:a><text:span text:style-name="T1"> Um pequeno presente acalma até uma pessoa irada, se for dado sem que ninguém mais o veja.</text:span></text:p>
        <text:p text:style-name="P2"/>
        <text:p text:style-name="P2"><text:a xlink:type="simple" xlink:href="http://bibliaonline.com.br/acf/pv/21/21" text:style-name="Internet_20_link" text:visited-style-name="Visited_20_Internet_20_Link"><text:span text:style-name="T1">Pv 21:21</text:span></text:a><text:span text:style-name="T1"> Três prêmios maravilhosos.</text:span></text:p>
        <text:p text:style-name="P2"/>
        <text:p text:style-name="P2"><text:a xlink:type="simple" xlink:href="http://bibliaonline.com.br/acf/pv/21/24-31" text:style-name="Internet_20_link" text:visited-style-name="Visited_20_Internet_20_Link"><text:span text:style-name="T1">Pv 21:24-31</text:span></text:a><text:span text:style-name="T1"> Avisos que são dignos de serem lidos com atenção.</text:span></text:p>
        <text:p text:style-name="P2"/>
        <text:h text:style-name="P6" text:outline-level="2"><text:bookmark-start text:name="__RefHeading___Toc1349_1280209449"/><text:soft-page-break/>#613<text:bookmark-end text:name="__RefHeading___Toc1349_1280209449"/></text:h>
        <text:p text:style-name="P2"/>
        <text:p text:style-name="P3">É tão natural para o homem espiritual orar, como é para o homem natural respirar.</text:p>
        <text:p text:style-name="P2"/>
        <text:h text:style-name="P7" text:outline-level="2"><text:bookmark-start text:name="__RefHeading___Toc1351_1280209449"/><text:a xlink:type="simple" xlink:href="http://bibliaonline.com.br/acf/pv/22" text:style-name="Internet_20_link" text:visited-style-name="Visited_20_Internet_20_Link"><text:span text:style-name="T1">PROVÉRBIOS 22</text:span></text:a><text:bookmark-end text:name="__RefHeading___Toc1351_1280209449"/></text:h>
        <text:p text:style-name="P2"/>
        <text:p text:style-name="P2"><text:a xlink:type="simple" xlink:href="http://bibliaonline.com.br/acf/pv/22/1" text:style-name="Internet_20_link" text:visited-style-name="Visited_20_Internet_20_Link"><text:span text:style-name="T1">Pv 22:1</text:span></text:a><text:span text:style-name="T1"> O que é bom e justo aos olhos de Deus é algo que devemos almejar em lugar de dinheiro.</text:span></text:p>
        <text:p text:style-name="P2"/>
        <text:p text:style-name="P2"><text:a xlink:type="simple" xlink:href="http://bibliaonline.com.br/acf/pv/22/2" text:style-name="Internet_20_link" text:visited-style-name="Visited_20_Internet_20_Link"><text:span text:style-name="T1">Pv 22:2</text:span></text:a><text:span text:style-name="T1"> Como é pequena a diferença entre uma pessoa rica e uma pobre!</text:span></text:p>
        <text:p text:style-name="P2"/>
        <text:p text:style-name="P2"><text:a xlink:type="simple" xlink:href="http://bibliaonline.com.br/acf/pv/22/6" text:style-name="Internet_20_link" text:visited-style-name="Visited_20_Internet_20_Link"><text:span text:style-name="T1">Pv 22:6</text:span></text:a><text:span text:style-name="T1"> O bom ensino que é ministrado cedo certamente irá trazer resultados valiosos. É o que Deus diz.</text:span></text:p>
        <text:p text:style-name="P2"/>
        <text:p text:style-name="P2"><text:a xlink:type="simple" xlink:href="http://bibliaonline.com.br/acf/pv/22/9" text:style-name="Internet_20_link" text:visited-style-name="Visited_20_Internet_20_Link"><text:span text:style-name="T1">Pv 22:9</text:span></text:a><text:span text:style-name="T1"> "Bons olhos" significa alguém que percebe quando outro precisa de ajuda, e ajuda. Deus abençoará aquela pessoa.</text:span></text:p>
        <text:p text:style-name="P2"/>
        <text:p text:style-name="P2"><text:a xlink:type="simple" xlink:href="http://bibliaonline.com.br/acf/pv/22/15" text:style-name="Internet_20_link" text:visited-style-name="Visited_20_Internet_20_Link"><text:span text:style-name="T1">Pv 22:15</text:span></text:a><text:span text:style-name="T1"> A educação hoje ensina que cada criança deve poder fazer o que quiser. Deus diz que nascemos com um coração que é néscio. E que os pais devem punir os filhos pela desobediência. Alguns pais pensam que são mais sábios que Deus.</text:span></text:p>
        <text:p text:style-name="P2"/>
        <text:p text:style-name="P2"><text:a xlink:type="simple" xlink:href="http://bibliaonline.com.br/acf/pv/22/17" text:style-name="Internet_20_link" text:visited-style-name="Visited_20_Internet_20_Link"><text:span text:style-name="T1">Pv 22:17</text:span></text:a><text:span text:style-name="T1"> Ouvir um crente que vive perto do Senhor é algo bom - aplicar nossos corações ao conhecimento de Deus é ainda melhor.</text:span></text:p>
        <text:p text:style-name="P2"/>
        <text:p text:style-name="P2"><text:a xlink:type="simple" xlink:href="http://bibliaonline.com.br/acf/pv/22/18" text:style-name="Internet_20_link" text:visited-style-name="Visited_20_Internet_20_Link"><text:span text:style-name="T1">Pv 22:18</text:span></text:a><text:span text:style-name="T1"> A sabedoria do mundo não é, nem de longe, tão agradável quanto a sabedoria de Deus. Quando a desfrutamos, nossos lábios irão falar dela a outros.</text:span></text:p>
        <text:p text:style-name="P2"/>
        <text:p text:style-name="P2"><text:a xlink:type="simple" xlink:href="http://bibliaonline.com.br/acf/pv/22/19" text:style-name="Internet_20_link" text:visited-style-name="Visited_20_Internet_20_Link"><text:span text:style-name="T1">Pv 22:19</text:span></text:a><text:span text:style-name="T1"> E o melhor de tudo é confiar no Senhor.</text:span></text:p>
        <text:p text:style-name="P2"/>
        <text:p text:style-name="P2"><text:a xlink:type="simple" xlink:href="http://bibliaonline.com.br/acf/pv/22/20" text:style-name="Internet_20_link" text:visited-style-name="Visited_20_Internet_20_Link"><text:span text:style-name="T1">Pv 22:20</text:span></text:a><text:span text:style-name="T1"> O crente é rico, pois possui os tesouros da Palavra de Deus.</text:span></text:p>
        <text:p text:style-name="P2"/>
        <text:p text:style-name="P2"><text:a xlink:type="simple" xlink:href="http://bibliaonline.com.br/acf/pv/22/22-28" text:style-name="Internet_20_link" text:visited-style-name="Visited_20_Internet_20_Link"><text:span text:style-name="T1">Pv 22:22-28</text:span></text:a><text:span text:style-name="T1"> Estas são coisas que não deveríamos fazer.</text:span></text:p>
        <text:p text:style-name="P2"/>
        <text:p text:style-name="P2"/>
        <text:h text:style-name="P6" text:outline-level="2"><text:bookmark-start text:name="__RefHeading___Toc1353_1280209449"/><text:soft-page-break/>#614<text:bookmark-end text:name="__RefHeading___Toc1353_1280209449"/></text:h>
        <text:p text:style-name="P2"/>
        <text:p text:style-name="P3">Aqui está um tremendo contraste entre a religião e a salvação: Religião é o homem tentando alcançar a Deus. Salvação é Deus alcançando o homem.</text:p>
        <text:p text:style-name="P2"/>
        <text:h text:style-name="P7" text:outline-level="2"><text:bookmark-start text:name="__RefHeading___Toc1355_1280209449"/><text:a xlink:type="simple" xlink:href="http://bibliaonline.com.br/acf/pv/23" text:style-name="Internet_20_link" text:visited-style-name="Visited_20_Internet_20_Link"><text:span text:style-name="T1">PROVÉRBIOS 23</text:span></text:a><text:bookmark-end text:name="__RefHeading___Toc1355_1280209449"/></text:h>
        <text:p text:style-name="P2"/>
        <text:p text:style-name="P2"><text:span text:style-name="T1">Nada é pequeno demais para Deus deixar de perceber em nossa vida aqui no mundo. Assim os primeiros </text:span><text:a xlink:type="simple" xlink:href="http://bibliaonline.com.br/acf/pv/23/1-3" text:style-name="Internet_20_link" text:visited-style-name="Visited_20_Internet_20_Link"><text:span text:style-name="T1">três</text:span></text:a><text:span text:style-name="T1"> versículos nos falam de como devemos nos comportar quando somos convidados para comer na casa de uma pessoa rica. No </text:span><text:a xlink:type="simple" xlink:href="http://bibliaonline.com.br/acf/dn/1" text:style-name="Internet_20_link" text:visited-style-name="Visited_20_Internet_20_Link"><text:span text:style-name="T1">capítulo 1</text:span></text:a><text:span text:style-name="T1"> de Daniel temos um exemplo.</text:span></text:p>
        <text:p text:style-name="P2"/>
        <text:p text:style-name="P2"><text:a xlink:type="simple" xlink:href="http://bibliaonline.com.br/acf/pv/23/4-5" text:style-name="Internet_20_link" text:visited-style-name="Visited_20_Internet_20_Link"><text:span text:style-name="T1">Pv 23:4-5</text:span></text:a><text:span text:style-name="T1"> Avisos contra tentarmos ser ricos para desfrutar das luxúrias deste mundo. Aqui Deus nos diz que elas são enganosas. Nunca satisfazem.</text:span></text:p>
        <text:p text:style-name="P2"/>
        <text:p text:style-name="P2"><text:a xlink:type="simple" xlink:href="http://bibliaonline.com.br/acf/pv/23/9-18" text:style-name="Internet_20_link" text:visited-style-name="Visited_20_Internet_20_Link"><text:span text:style-name="T1">Pv 23:9-18</text:span></text:a><text:span text:style-name="T1"> Em contraste com o que vimos acima, aqui temos a maravilhosa sabedoria de Deus para diferentes coisas. Como se comportar diante de incrédulos (tolos), para com nossos filhos, não invejarmos os pecadores (não desejarmos as coisas que eles possuem). Pois certamente (é o que Deus diz) existe um fim, um dia de prestação de contas que irá chegar, e nós os crentes não ficaremos desapontados.</text:span></text:p>
        <text:p text:style-name="P2"/>
        <text:p text:style-name="P2"><text:a xlink:type="simple" xlink:href="http://bibliaonline.com.br/acf/pv/23/19-22" text:style-name="Internet_20_link" text:visited-style-name="Visited_20_Internet_20_Link"><text:span text:style-name="T1">Pv 23:19-22</text:span></text:a><text:span text:style-name="T1"> Os jovens têm muita energia e podem cair nestas armadilhas. Com frequência eles não gostam de ouvir seus pais - leia o </text:span><text:a xlink:type="simple" xlink:href="http://bibliaonline.com.br/acf/pv/23/22" text:style-name="Internet_20_link" text:visited-style-name="Visited_20_Internet_20_Link"><text:span text:style-name="T1">vers. 22</text:span></text:a><text:span text:style-name="T1">.</text:span></text:p>
        <text:p text:style-name="P2"/>
        <text:p text:style-name="P2"><text:a xlink:type="simple" xlink:href="http://bibliaonline.com.br/acf/pv/23/23" text:style-name="Internet_20_link" text:visited-style-name="Visited_20_Internet_20_Link"><text:span text:style-name="T1">Pv 23:23</text:span></text:a><text:span text:style-name="T1"> O dinheiro não pode comprar a verdade. Só o coração do crente pode comprá-la. O preço é desistir de tudo aquilo que naturalmente possamos desejar. O mundo faz várias propostas para nos levar a vender a verdade!</text:span></text:p>
        <text:p text:style-name="P2"/>
        <text:p text:style-name="P2"><text:a xlink:type="simple" xlink:href="http://bibliaonline.com.br/acf/pv/23/26" text:style-name="Internet_20_link" text:visited-style-name="Visited_20_Internet_20_Link"><text:span text:style-name="T1">Pv 23:26</text:span></text:a><text:span text:style-name="T1"> É Deus, (e não um pai) que fala aqui. Ele quer a coisa principal - o coração do crente.</text:span></text:p>
        <text:p text:style-name="P2"/>
        <text:p text:style-name="P2"><text:a xlink:type="simple" xlink:href="http://bibliaonline.com.br/acf/pv/23/27" text:style-name="Internet_20_link" text:visited-style-name="Visited_20_Internet_20_Link"><text:span text:style-name="T1">Pv 23:27</text:span></text:a><text:span text:style-name="T1"> E o contraste. Valas profundas e poços estreitos são lugares difíceis de onde sair.</text:span></text:p>
        <text:p text:style-name="P2"/>
        <text:p text:style-name="P2"><text:soft-page-break/><text:a xlink:type="simple" xlink:href="http://bibliaonline.com.br/acf/pv/23/29-35" text:style-name="Internet_20_link" text:visited-style-name="Visited_20_Internet_20_Link"><text:span text:style-name="T1">Pv 23:29-35</text:span></text:a><text:span text:style-name="T1"> A triste imagem de uma pessoa que gosta de beber. Repare os efeitos colaterais.</text:span></text:p>
        <text:p text:style-name="P2"/>
        <text:h text:style-name="P6" text:outline-level="2"><text:bookmark-start text:name="__RefHeading___Toc1357_1280209449"/>#615 <text:bookmark-end text:name="__RefHeading___Toc1357_1280209449"/></text:h>
        <text:p text:style-name="P2"/>
        <text:p text:style-name="P3">Satanás deve ser evitado como um leão, temido como uma serpente, e acima de tudo, temido como um anjo de luz!</text:p>
        <text:p text:style-name="P2"/>
        <text:h text:style-name="P7" text:outline-level="2"><text:bookmark-start text:name="__RefHeading___Toc1359_1280209449"/><text:a xlink:type="simple" xlink:href="http://bibliaonline.com.br/acf/pv/24" text:style-name="Internet_20_link" text:visited-style-name="Visited_20_Internet_20_Link"><text:span text:style-name="T1">PROVÉRBIOS 24</text:span></text:a><text:bookmark-end text:name="__RefHeading___Toc1359_1280209449"/></text:h>
        <text:p text:style-name="P2"/>
        <text:p text:style-name="P2"><text:a xlink:type="simple" xlink:href="http://bibliaonline.com.br/acf/pv/24/1-9" text:style-name="Internet_20_link" text:visited-style-name="Visited_20_Internet_20_Link"><text:span text:style-name="T1">Pv 24:1-9</text:span></text:a><text:span text:style-name="T1"> Nós os crentes estamos cercados por um mundo que é muito esperto. Ele diz ter a resposta para todos os problemas - exceto para o problema do pecado. As pessoas podem ser educadas e interessantes, mas o que dizer de sua vida não salva? O crente tem uma sabedoria que outro não tem. Pois ela provém de Deus, e é compreendida apenas quando temos uma boa consciência.</text:span></text:p>
        <text:p text:style-name="P2"/>
        <text:p text:style-name="P2"><text:a xlink:type="simple" xlink:href="http://bibliaonline.com.br/acf/pv/24/10" text:style-name="Internet_20_link" text:visited-style-name="Visited_20_Internet_20_Link"><text:span text:style-name="T1">Pv 24:10</text:span></text:a><text:span text:style-name="T1"> "Fraco" é no sentido de pouca força. Quando alguém ri de nós por crermos no Senhor, descobrimos o quanto isto é real.</text:span></text:p>
        <text:p text:style-name="P2"/>
        <text:p text:style-name="P2"><text:a xlink:type="simple" xlink:href="http://bibliaonline.com.br/acf/pv/24/11-12" text:style-name="Internet_20_link" text:visited-style-name="Visited_20_Internet_20_Link"><text:span text:style-name="T1">Pv 24:11-12</text:span></text:a><text:span text:style-name="T1"> Devemos nos preocupar com os outros além de nós mesmos. Se dizemos que nem reparamos quando alguém estava com problemas, o Senhor sabe se vimos ou não!</text:span></text:p>
        <text:p text:style-name="P2"/>
        <text:p text:style-name="P2"><text:a xlink:type="simple" xlink:href="http://bibliaonline.com.br/acf/pv/24/16" text:style-name="Internet_20_link" text:visited-style-name="Visited_20_Internet_20_Link"><text:span text:style-name="T1">Pv 24:16</text:span></text:a><text:span text:style-name="T1"> Embora um crente possa tropeçar muitas vezes, ele se levanta. A pessoa que não é salva irá perecer para sempre.</text:span></text:p>
        <text:p text:style-name="P2"/>
        <text:p text:style-name="P2"><text:a xlink:type="simple" xlink:href="http://bibliaonline.com.br/acf/pv/24/19-20" text:style-name="Internet_20_link" text:visited-style-name="Visited_20_Internet_20_Link"><text:span text:style-name="T1">Pv 24:19-20</text:span></text:a><text:span text:style-name="T1"> Não devemos limitar nossos pensamentos a este mundo. Aqui não é o fim. O ímpio pode parecer estar se livrando com algo, mas há uma eternidade diante de nós.</text:span></text:p>
        <text:p text:style-name="P2"/>
        <text:p text:style-name="P2"><text:a xlink:type="simple" xlink:href="http://bibliaonline.com.br/acf/pv/24/30-34" text:style-name="Internet_20_link" text:visited-style-name="Visited_20_Internet_20_Link"><text:span text:style-name="T1">Pv 24:30-34</text:span></text:a><text:span text:style-name="T1"> Um aviso contra a prequiça. As ervas daninhas crescem onde onde deveria crescer a semente. Repare que este muro está destruído. O inimigo pode entrar. Ele dorme, não existe muito de Deus em sua vida.</text:span></text:p>
        <text:p text:style-name="P2"/>
        <text:h text:style-name="P6" text:outline-level="2"><text:bookmark-start text:name="__RefHeading___Toc1361_1280209449"/><text:soft-page-break/>#616<text:bookmark-end text:name="__RefHeading___Toc1361_1280209449"/></text:h>
        <text:p text:style-name="P2"/>
        <text:p text:style-name="P3">É muito mais seguro estar na tempestade com Cristo, que em águas tranquilas sem Ele.</text:p>
        <text:p text:style-name="P2"/>
        <text:h text:style-name="P7" text:outline-level="2"><text:bookmark-start text:name="__RefHeading___Toc1363_1280209449"/><text:a xlink:type="simple" xlink:href="http://bibliaonline.com.br/acf/pv/25" text:style-name="Internet_20_link" text:visited-style-name="Visited_20_Internet_20_Link"><text:span text:style-name="T1">PROVÉRBIOS 25</text:span></text:a><text:bookmark-end text:name="__RefHeading___Toc1363_1280209449"/></text:h>
        <text:p text:style-name="P2"/>
        <text:p text:style-name="P3">Esta é a 3a. parte do Livro. Não fazia parte dele até os dias do Rei Ezequias, cerca de 3 séculos depois da morte de Salomão! Os escribas devem ter coletado isto e escrito.</text:p>
        <text:p text:style-name="P2"/>
        <text:p text:style-name="P2"><text:a xlink:type="simple" xlink:href="http://bibliaonline.com.br/acf/pv/25/1" text:style-name="Internet_20_link" text:visited-style-name="Visited_20_Internet_20_Link"><text:span text:style-name="T1">Pv 25:1</text:span></text:a><text:span text:style-name="T1"> Mais sábias palavras de Salomão.</text:span></text:p>
        <text:p text:style-name="P2"/>
        <text:p text:style-name="P2"><text:a xlink:type="simple" xlink:href="http://bibliaonline.com.br/acf/pv/25/2" text:style-name="Internet_20_link" text:visited-style-name="Visited_20_Internet_20_Link"><text:span text:style-name="T1">Pv 25:2</text:span></text:a><text:span text:style-name="T1"> Deus não conta todos os Seus segredos de uma só vez. O maior exemplo é que Deus estava para obter uma esposa para Seu Filho, o Senhor Jesus. Mesmo assim, Ele não falou nada deste segredo enquanto esteve aqui no mundo.</text:span></text:p>
        <text:p text:style-name="P2"/>
        <text:p text:style-name="P2"><text:a xlink:type="simple" xlink:href="http://bibliaonline.com.br/acf/pv/22/4" text:style-name="Internet_20_link" text:visited-style-name="Visited_20_Internet_20_Link"><text:span text:style-name="T1">Pv 22:4</text:span></text:a><text:span text:style-name="T1"> Deus odeia a mistura. Se as impurezas (pecados, impiedades, mundanismo) são removidas, só resta a pura prata. E isto estará de acordo com Deus (o Refinador).</text:span></text:p>
        <text:p text:style-name="P2"/>
        <text:p text:style-name="P2"><text:a xlink:type="simple" xlink:href="http://bibliaonline.com.br/acf/pv/25/8" text:style-name="Internet_20_link" text:visited-style-name="Visited_20_Internet_20_Link"><text:span text:style-name="T1">Pv 25:8</text:span></text:a><text:span text:style-name="T1"> Não se apresse em tentar passar adiante de outros. No final pode ser pior para você.</text:span></text:p>
        <text:p text:style-name="P2"/>
        <text:p text:style-name="P2"><text:a xlink:type="simple" xlink:href="http://bibliaonline.com.br/acf/pv/25/9-10" text:style-name="Internet_20_link" text:visited-style-name="Visited_20_Internet_20_Link"><text:span text:style-name="T1">Pv 25:9-10</text:span></text:a><text:span text:style-name="T1"> Não diga ao seu próximo aquilo que lhe disseram confidencialmente. Se o fizer, você poderá passar um bom tempo até conseguir se livrar da má reputação.</text:span></text:p>
        <text:p text:style-name="P2"/>
        <text:p text:style-name="P2"><text:a xlink:type="simple" xlink:href="http://bibliaonline.com.br/acf/pv/25/11" text:style-name="Internet_20_link" text:visited-style-name="Visited_20_Internet_20_Link"><text:span text:style-name="T1">Pv 25:11</text:span></text:a><text:span text:style-name="T1"> Por outro lado, se falar ao seu próximo com cuidado e de modo a ajudá-lo, isto é maravilhosamente comparado aqui com maçãs de ouro em bandejas de prata.</text:span></text:p>
        <text:p text:style-name="P2"/>
        <text:p text:style-name="P2"><text:a xlink:type="simple" xlink:href="http://bibliaonline.com.br/acf/pv/25/12" text:style-name="Internet_20_link" text:visited-style-name="Visited_20_Internet_20_Link"><text:span text:style-name="T1">Pv 25:12</text:span></text:a><text:span text:style-name="T1"> Uma pessoa que fala mansamente a outros sobre alguma coisa que vê não estar bem na vida deles, é comparada a um ornamento de fino ouro.</text:span></text:p>
        <text:p text:style-name="P2"/>
        <text:p text:style-name="P2"><text:a xlink:type="simple" xlink:href="http://bibliaonline.com.br/acf/pv/25/14" text:style-name="Internet_20_link" text:visited-style-name="Visited_20_Internet_20_Link"><text:span text:style-name="T1">Pv 25:14</text:span></text:a><text:span text:style-name="T1"> Quando as nuvens aparecem no céu em uma época de grande seca, as pessoas esperam que venha chuva. Assim, quando alguém fala de dar presentes, mas não o faz, desaponta do mesmo modo.</text:span></text:p>
        <text:p text:style-name="P2"/>
        <text:p text:style-name="P2"><text:soft-page-break/><text:a xlink:type="simple" xlink:href="http://bibliaonline.com.br/acf/pv/25/15" text:style-name="Internet_20_link" text:visited-style-name="Visited_20_Internet_20_Link"><text:span text:style-name="T1">Pv 25:15</text:span></text:a><text:span text:style-name="T1"> Grandes líderes são geralmente muito apegados a suas ideias. Mas até eles podem ser persuadidos por uma palavra dita mansamente.</text:span></text:p>
        <text:p text:style-name="P2"/>
        <text:p text:style-name="P2"><text:a xlink:type="simple" xlink:href="http://bibliaonline.com.br/acf/pv/25/16" text:style-name="Internet_20_link" text:visited-style-name="Visited_20_Internet_20_Link"><text:span text:style-name="T1">Pv 25:16</text:span></text:a><text:span text:style-name="T1"> O mel é uma figura (nas Escrituras) das coisas agradáveis por natureza. Não devemos usar muito disso. Nos tornará doentes.</text:span></text:p>
        <text:p text:style-name="P2"/>
        <text:p text:style-name="P2"><text:a xlink:type="simple" xlink:href="http://bibliaonline.com.br/acf/pv/25/17" text:style-name="Internet_20_link" text:visited-style-name="Visited_20_Internet_20_Link"><text:span text:style-name="T1">Pv 25:17</text:span></text:a><text:span text:style-name="T1"> Devemos nos relacionar com outras pessoas, mas não abusar disto!</text:span></text:p>
        <text:p text:style-name="P2"/>
        <text:p text:style-name="P2"><text:a xlink:type="simple" xlink:href="http://bibliaonline.com.br/acf/pv/25/21-22" text:style-name="Internet_20_link" text:visited-style-name="Visited_20_Internet_20_Link"><text:span text:style-name="T1">Pv 25:21-22</text:span></text:a><text:span text:style-name="T1"> A maior porção destes dois versículos está nas últimas seis palavras.</text:span></text:p>
        <text:p text:style-name="P2"/>
        <text:p text:style-name="P2"><text:a xlink:type="simple" xlink:href="http://bibliaonline.com.br/acf/pv/25/26" text:style-name="Internet_20_link" text:visited-style-name="Visited_20_Internet_20_Link"><text:span text:style-name="T1">Pv 25:26</text:span></text:a><text:span text:style-name="T1"> Quando uma pessoa justa cede à iniquidade, torna-se como um lago manso e limpo quando é movimentado. Muita sujeira aparece.</text:span></text:p>
        <text:p text:style-name="P2"/>
        <text:p text:style-name="P2"><text:a xlink:type="simple" xlink:href="http://bibliaonline.com.br/acf/pv/25/28" text:style-name="Internet_20_link" text:visited-style-name="Visited_20_Internet_20_Link"><text:span text:style-name="T1">Pv 25:28</text:span></text:a><text:span text:style-name="T1"> Este versículo nos diz como é importante o auto-controle em um crente (o Apóstolo Paulo nos diz o quanto isso era importante para ele - 1 Coríntios </text:span><text:a xlink:type="simple" xlink:href="http://bibliaonline.com.br/acf/1co/9/20-21" text:style-name="Internet_20_link" text:visited-style-name="Visited_20_Internet_20_Link"><text:span text:style-name="T1">9:20-21</text:span></text:a><text:span text:style-name="T1">). Moisés falhou neste sentido (</text:span><text:a xlink:type="simple" xlink:href="http://bibliaonline.com.br/acf/nm/20/" text:style-name="Internet_20_link" text:visited-style-name="Visited_20_Internet_20_Link"><text:span text:style-name="T1">Nm 20</text:span></text:a><text:span text:style-name="T1">). O apóstolo Paulo usa o Senhor Jesus como o perfeito exemplo (Leia </text:span><text:a xlink:type="simple" xlink:href="http://bibliaonline.com.br/acf/2co/10/1" text:style-name="Internet_20_link" text:visited-style-name="Visited_20_Internet_20_Link"><text:span text:style-name="T1">2 Co 10:1</text:span></text:a><text:span text:style-name="T1">).</text:span></text:p>
        <text:p text:style-name="P2"/>
        <text:h text:style-name="P6" text:outline-level="2"><text:bookmark-start text:name="__RefHeading___Toc1365_1280209449"/>#617<text:bookmark-end text:name="__RefHeading___Toc1365_1280209449"/></text:h>
        <text:p text:style-name="P2"/>
        <text:p text:style-name="P3">Nunca encontrei alguém que tenha me dado tanto trabalho quanto eu mesmo.</text:p>
        <text:p text:style-name="P2"/>
        <text:h text:style-name="P7" text:outline-level="2"><text:bookmark-start text:name="__RefHeading___Toc1367_1280209449"/><text:a xlink:type="simple" xlink:href="http://bibliaonline.com.br/acf/pv/26" text:style-name="Internet_20_link" text:visited-style-name="Visited_20_Internet_20_Link"><text:span text:style-name="T1">PROVÉRBIOS 26</text:span></text:a><text:bookmark-end text:name="__RefHeading___Toc1367_1280209449"/></text:h>
        <text:p text:style-name="P2"/>
        <text:p text:style-name="P2"><text:a xlink:type="simple" xlink:href="http://bibliaonline.com.br/acf/pv/26/1-12" text:style-name="Internet_20_link" text:visited-style-name="Visited_20_Internet_20_Link"><text:span text:style-name="T1">Pv 26:1-12</text:span></text:a><text:span text:style-name="T1"> Um tolo é mencionado um bom número de vezes. Salomão viveu muito tempo antes de existirem Cristãos no mundo. Portanto aqui ele está falando de pessoas tolas. Uma pessoa sábia era o oposto. Todavia, hoje entendemos as coisas de modo diferente, pois o Espírito Santo vive no coração de cada crente verdadeiro, e nos ensina. Também sabemos que todos os que não são salvos são tolos. Todavia, nós que somos crentes somos, com frequência, tolos também.</text:span></text:p>
        <text:p text:style-name="P2"/>
        <text:p text:style-name="P2"><text:a xlink:type="simple" xlink:href="http://bibliaonline.com.br/acf/pv/26/13-16" text:style-name="Internet_20_link" text:visited-style-name="Visited_20_Internet_20_Link"><text:span text:style-name="T1">Pv 26:13-16</text:span></text:a><text:span text:style-name="T1"> Preguiçoso é aquele que não assume suas responsabilidades.</text:span></text:p>
        <text:p text:style-name="P2"/>
        <text:p text:style-name="P2"><text:soft-page-break/><text:a xlink:type="simple" xlink:href="http://bibliaonline.com.br/acf/pv/26/13" text:style-name="Internet_20_link" text:visited-style-name="Visited_20_Internet_20_Link"><text:span text:style-name="T1">Pv 26:13</text:span></text:a><text:span text:style-name="T1"> Ele imagina que exista perigo onde não existe.</text:span></text:p>
        <text:p text:style-name="P2"/>
        <text:p text:style-name="P2"><text:a xlink:type="simple" xlink:href="http://bibliaonline.com.br/acf/pv/26/14" text:style-name="Internet_20_link" text:visited-style-name="Visited_20_Internet_20_Link"><text:span text:style-name="T1">Pv 26:14</text:span></text:a><text:span text:style-name="T1"> Ele fica rolando na cama com a mesma facilidade que uma porta gira em suas dobradiças!</text:span></text:p>
        <text:p text:style-name="P2"/>
        <text:p text:style-name="P2"><text:a xlink:type="simple" xlink:href="http://bibliaonline.com.br/acf/pv/26/16" text:style-name="Internet_20_link" text:visited-style-name="Visited_20_Internet_20_Link"><text:span text:style-name="T1">Pv 26:16</text:span></text:a><text:span text:style-name="T1"> O preguiçoso é alguém lerdo. Ele não precisa aprender. Sabe tudo!</text:span></text:p>
        <text:p text:style-name="P2"/>
        <text:p text:style-name="P2"><text:a xlink:type="simple" xlink:href="http://bibliaonline.com.br/acf/pv/26/17-22" text:style-name="Internet_20_link" text:visited-style-name="Visited_20_Internet_20_Link"><text:span text:style-name="T1">Pv 26:17-22</text:span></text:a><text:span text:style-name="T1"> Intrometer-se nos negócios alheios é um mal muito sério. (Como crentes, não devemos ser bisbilhoteiros).</text:span></text:p>
        <text:p text:style-name="P2"/>
        <text:p text:style-name="P2"><text:a xlink:type="simple" xlink:href="http://bibliaonline.com.br/acf/pv/26/20" text:style-name="Internet_20_link" text:visited-style-name="Visited_20_Internet_20_Link"><text:span text:style-name="T1">Pv 26:20</text:span></text:a><text:span text:style-name="T1"> Se não levamos adiante, um boato é logo esquecido.</text:span></text:p>
        <text:p text:style-name="P2"/>
        <text:p text:style-name="P2"><text:a xlink:type="simple" xlink:href="http://bibliaonline.com.br/acf/pv/26/23" text:style-name="Internet_20_link" text:visited-style-name="Visited_20_Internet_20_Link"><text:span text:style-name="T1">Pv 26:23</text:span></text:a><text:span text:style-name="T1"> O verdadeiro mal é coberto com a aparência de bem.</text:span></text:p>
        <text:p text:style-name="P2"/>
        <text:p text:style-name="P2"><text:a xlink:type="simple" xlink:href="http://bibliaonline.com.br/acf/pv/26/24-28" text:style-name="Internet_20_link" text:visited-style-name="Visited_20_Internet_20_Link"><text:span text:style-name="T1">Pv 26:24-28</text:span></text:a><text:span text:style-name="T1"> Enganar a outros é um mal horrível aos olhos de Deus.</text:span></text:p>
        <text:p text:style-name="P2"/>
        <text:h text:style-name="P6" text:outline-level="2"><text:bookmark-start text:name="__RefHeading___Toc1369_1280209449"/>#618<text:bookmark-end text:name="__RefHeading___Toc1369_1280209449"/></text:h>
        <text:p text:style-name="P2"/>
        <text:p text:style-name="P3">O problema com um pecado pequeno é que ele nunca permanece pequeno.</text:p>
        <text:p text:style-name="P2"/>
        <text:h text:style-name="P7" text:outline-level="2"><text:bookmark-start text:name="__RefHeading___Toc1371_1280209449"/><text:a xlink:type="simple" xlink:href="http://bibliaonline.com.br/acf/pv/27" text:style-name="Internet_20_link" text:visited-style-name="Visited_20_Internet_20_Link"><text:span text:style-name="T1">PROVÉRBIOS 27</text:span></text:a><text:bookmark-end text:name="__RefHeading___Toc1371_1280209449"/></text:h>
        <text:p text:style-name="P2"/>
        <text:p text:style-name="P2"><text:a xlink:type="simple" xlink:href="http://bibliaonline.com.br/acf/pv/27/1-2" text:style-name="Internet_20_link" text:visited-style-name="Visited_20_Internet_20_Link"><text:span text:style-name="T1">Pv 27:1-2</text:span></text:a><text:span text:style-name="T1"> Gabar-se é ruim, pois desvia a glória que deve ser dada a Deus, e a coloca sobre nós mesmos.</text:span></text:p>
        <text:p text:style-name="P2"/>
        <text:p text:style-name="P2"><text:a xlink:type="simple" xlink:href="http://bibliaonline.com.br/acf/pv/27/5-6" text:style-name="Internet_20_link" text:visited-style-name="Visited_20_Internet_20_Link"><text:span text:style-name="T1">Pv 27:5-6</text:span></text:a><text:span text:style-name="T1"> Se amamos alguém, não nos calamos quando vemos alguma falta nessa pessoa. Iremos falar a ela sobre o assunto. Damos grande valor a um amigo que nos fala de alguma coisa errada que tenhamos feito.</text:span></text:p>
        <text:p text:style-name="P2"/>
        <text:p text:style-name="P2"><text:a xlink:type="simple" xlink:href="http://bibliaonline.com.br/acf/pv/27/8" text:style-name="Internet_20_link" text:visited-style-name="Visited_20_Internet_20_Link"><text:span text:style-name="T1">Pv 27:8</text:span></text:a><text:span text:style-name="T1"> A casa de Deus é o lugar indicado para a família se reunir. Infeliz aquele que quer deixar o lar. Nem mesmo um pássaro faz isso.</text:span></text:p>
        <text:p text:style-name="P2"/>
        <text:p text:style-name="P2"><text:a xlink:type="simple" xlink:href="http://bibliaonline.com.br/acf/pv/27/9" text:style-name="Internet_20_link" text:visited-style-name="Visited_20_Internet_20_Link"><text:span text:style-name="T1">Pv 27:9</text:span></text:a><text:span text:style-name="T1"> Como o perfume ou unguento serve para trazer refrigério, assim é o amigo que </text:span><text:soft-page-break/><text:span text:style-name="T1">nos traz um bom conselho.</text:span></text:p>
        <text:p text:style-name="P2"/>
        <text:p text:style-name="P2"><text:a xlink:type="simple" xlink:href="http://bibliaonline.com.br/acf/pv/27/11" text:style-name="Internet_20_link" text:visited-style-name="Visited_20_Internet_20_Link"><text:span text:style-name="T1">Pv 27:11</text:span></text:a><text:span text:style-name="T1"> Que pai não tem prazer em ver seu filho ir bem?</text:span></text:p>
        <text:p text:style-name="P2"/>
        <text:p text:style-name="P2"><text:a xlink:type="simple" xlink:href="http://bibliaonline.com.br/acf/pv/27/12" text:style-name="Internet_20_link" text:visited-style-name="Visited_20_Internet_20_Link"><text:span text:style-name="T1">Pv 27:12</text:span></text:a><text:span text:style-name="T1"> Isto é como uma pessoa salva. Ele vê o juízo de Deus adiante de si. Aceita a Cristo como seu Salvador pessoal, e abriga-se nEle. A pessoa que não é salva não se importa com o futuro, e por isso perece.</text:span></text:p>
        <text:p text:style-name="P2"/>
        <text:p text:style-name="P2"><text:a xlink:type="simple" xlink:href="http://bibliaonline.com.br/acf/pv/27/18" text:style-name="Internet_20_link" text:visited-style-name="Visited_20_Internet_20_Link"><text:span text:style-name="T1">Pv 27:18</text:span></text:a><text:span text:style-name="T1"> Se formos diligentes em servir ao Senhor, colheremos o fruto em alegria, paz e contentamento, e seremos honrados.</text:span></text:p>
        <text:p text:style-name="P2"/>
        <text:p text:style-name="P2"><text:a xlink:type="simple" xlink:href="http://bibliaonline.com.br/acf/pv/27/19" text:style-name="Internet_20_link" text:visited-style-name="Visited_20_Internet_20_Link"><text:span text:style-name="T1">Pv 27:19</text:span></text:a><text:span text:style-name="T1"> A face de uma pessoa, e seu reflexo em um espelho, são a mesma coisa, assim como acontece com o coração de qualquer um de nós. Um crente nunca pode crescer espiritualmente até entender o quão mau é seu velho coração. Romanos </text:span><text:a xlink:type="simple" xlink:href="http://bibliaonline.com.br/acf/rm/3/10-18" text:style-name="Internet_20_link" text:visited-style-name="Visited_20_Internet_20_Link"><text:span text:style-name="T1">3:10-18</text:span></text:a><text:span text:style-name="T1">.</text:span></text:p>
        <text:p text:style-name="P2"/>
        <text:p text:style-name="P2"><text:a xlink:type="simple" xlink:href="http://bibliaonline.com.br/acf/pv/27/20" text:style-name="Internet_20_link" text:visited-style-name="Visited_20_Internet_20_Link"><text:span text:style-name="T1">Pv 27:20</text:span></text:a><text:span text:style-name="T1"> Somente o crente pode estar satisfeito. E até ele se torna insatisfeito quando fica olhando para as coisas em redor. Uma pessoa que não é salva não pode enxergar coisa alguma que a satisfaça.</text:span></text:p>
        <text:p text:style-name="P2"/>
        <text:p text:style-name="P2"><text:a xlink:type="simple" xlink:href="http://bibliaonline.com.br/acf/pv/27/24" text:style-name="Internet_20_link" text:visited-style-name="Visited_20_Internet_20_Link"><text:span text:style-name="T1">Pv 27:24</text:span></text:a><text:span text:style-name="T1"> Envelhecemos rapidamente, e falecemos. Só as verdadeiras riquezas (conhecer o Senhor) duram para sempre - 2 Coríntios </text:span><text:a xlink:type="simple" xlink:href="http://bibliaonline.com.br/acf/2co/2/9" text:style-name="Internet_20_link" text:visited-style-name="Visited_20_Internet_20_Link"><text:span text:style-name="T1">2:9</text:span></text:a></text:p>
        <text:p text:style-name="P2"/>
        <text:h text:style-name="P6" text:outline-level="2"><text:bookmark-start text:name="__RefHeading___Toc1373_1280209449"/>#619<text:bookmark-end text:name="__RefHeading___Toc1373_1280209449"/></text:h>
        <text:p text:style-name="P2"/>
        <text:p text:style-name="P3">Nada mostra com maior precisão o tipo de Cristãos que realmente somos, do que a forma como enfrentamos as tribulações e dificuldades.</text:p>
        <text:p text:style-name="P2"/>
        <text:h text:style-name="P7" text:outline-level="2"><text:bookmark-start text:name="__RefHeading___Toc1375_1280209449"/><text:a xlink:type="simple" xlink:href="http://bibliaonline.com.br/acf/pv/28" text:style-name="Internet_20_link" text:visited-style-name="Visited_20_Internet_20_Link"><text:span text:style-name="T1">PROVÉRBIOS 28</text:span></text:a><text:bookmark-end text:name="__RefHeading___Toc1375_1280209449"/></text:h>
        <text:p text:style-name="P2"/>
        <text:p text:style-name="P2"><text:a xlink:type="simple" xlink:href="http://bibliaonline.com.br/acf/pv/28/1" text:style-name="Internet_20_link" text:visited-style-name="Visited_20_Internet_20_Link"><text:span text:style-name="T1">Pv 28:1</text:span></text:a><text:span text:style-name="T1"> O ímpio, por não ter paz com Deus, é amedrontado pelas coisas desta vida. O crente tem o seu futuro assegurado, portanto não teme o presente.</text:span></text:p>
        <text:p text:style-name="P2"/>
        <text:p text:style-name="P2"><text:a xlink:type="simple" xlink:href="http://bibliaonline.com.br/acf/pv/28/4" text:style-name="Internet_20_link" text:visited-style-name="Visited_20_Internet_20_Link"><text:span text:style-name="T1">Pv 28:4</text:span></text:a><text:span text:style-name="T1"> Vemos isto acontecendo cada vez mais. À medida que a Bíblia é abandonada, a </text:span><text:soft-page-break/><text:span text:style-name="T1">impiedade passa a ser considerada interessante. Leia </text:span><text:a xlink:type="simple" xlink:href="http://bibliaonline.com.br/acf/pv/14/9" text:style-name="Internet_20_link" text:visited-style-name="Visited_20_Internet_20_Link"><text:span text:style-name="T1">14:9</text:span></text:a><text:span text:style-name="T1">.</text:span></text:p>
        <text:p text:style-name="P2"/>
        <text:p text:style-name="P2"><text:a xlink:type="simple" xlink:href="http://bibliaonline.com.br/acf/pv/28/5" text:style-name="Internet_20_link" text:visited-style-name="Visited_20_Internet_20_Link"><text:span text:style-name="T1">Pv 28:5</text:span></text:a><text:span text:style-name="T1"> Se o crente não compreende as Escrituras, é por ser desobediente em alguma coisa que encontra nela, a qual ele não compreende. Quanto mais viver para agradar o Senhor, mais irá compreender a Bíblia.</text:span></text:p>
        <text:p text:style-name="P2"/>
        <text:p text:style-name="P2"><text:a xlink:type="simple" xlink:href="http://bibliaonline.com.br/acf/pv/28/9" text:style-name="Internet_20_link" text:visited-style-name="Visited_20_Internet_20_Link"><text:span text:style-name="T1">Pv 28:9</text:span></text:a><text:span text:style-name="T1"> Se não obedecemos a Palavra de Deus, é isto o que Deus diz de nossas orações. Leia também o Salmo </text:span><text:a xlink:type="simple" xlink:href="http://bibliaonline.com.br/acf/sl/66/18" text:style-name="Internet_20_link" text:visited-style-name="Visited_20_Internet_20_Link"><text:span text:style-name="T1">66:18</text:span></text:a><text:span text:style-name="T1">.</text:span></text:p>
        <text:p text:style-name="P2"/>
        <text:p text:style-name="P2"><text:a xlink:type="simple" xlink:href="http://bibliaonline.com.br/acf/pv/28/10" text:style-name="Internet_20_link" text:visited-style-name="Visited_20_Internet_20_Link"><text:span text:style-name="T1">Pv 28:10</text:span></text:a><text:span text:style-name="T1"> É algo muito sério levarmos algum outro crente a uma vida mundana, mas há uma bela promessa para quando fazemos o contrário.</text:span></text:p>
        <text:p text:style-name="P2"/>
        <text:p text:style-name="P2"><text:a xlink:type="simple" xlink:href="http://bibliaonline.com.br/acf/pv/28/13" text:style-name="Internet_20_link" text:visited-style-name="Visited_20_Internet_20_Link"><text:span text:style-name="T1">Pv 28:13</text:span></text:a><text:span text:style-name="T1"> Se escondemos nossos pecados e não os confessamos ao Senhor, não podemos contar com a ajuda do Senhor. É por isso que tantos crentes encontram-se confusos. Mas recebemos misericórdia quando confessamos e deixamos nossos pecados.</text:span></text:p>
        <text:p text:style-name="P2"/>
        <text:p text:style-name="P2"><text:a xlink:type="simple" xlink:href="http://bibliaonline.com.br/acf/pv/28/14" text:style-name="Internet_20_link" text:visited-style-name="Visited_20_Internet_20_Link"><text:span text:style-name="T1">Pv 28:14</text:span></text:a><text:span text:style-name="T1"> O temor do Senhor não é ter medo dEle, mas ter medo de ofendê-Lo ou desobedecê-Lo.</text:span></text:p>
        <text:p text:style-name="P2"/>
        <text:p text:style-name="P2"><text:a xlink:type="simple" xlink:href="http://bibliaonline.com.br/acf/pv/18/17" text:style-name="Internet_20_link" text:visited-style-name="Visited_20_Internet_20_Link"><text:span text:style-name="T1">Pv 18:17</text:span></text:a><text:span text:style-name="T1"> Ser culpado de deliberadamente tomar parte na destruição de alguém inocente é algo terrível. Judas é um exemplo disto.</text:span></text:p>
        <text:p text:style-name="P2"/>
        <text:p text:style-name="P2"><text:a xlink:type="simple" xlink:href="http://bibliaonline.com.br/acf/pv/28/19" text:style-name="Internet_20_link" text:visited-style-name="Visited_20_Internet_20_Link"><text:span text:style-name="T1">Pv 28:19</text:span></text:a><text:span text:style-name="T1"> O Senhor quer que todos os Seus filhos sejam diligentes. Se somos, teremos uma vida plena, alegre e feliz. Mas o oposto é o que nos acontece quando andamos em más companhias.</text:span></text:p>
        <text:p text:style-name="P2"/>
        <text:p text:style-name="P2"><text:a xlink:type="simple" xlink:href="http://bibliaonline.com.br/acf/pv/28/20" text:style-name="Internet_20_link" text:visited-style-name="Visited_20_Internet_20_Link"><text:span text:style-name="T1">Pv 28:20</text:span></text:a><text:span text:style-name="T1"> Um homem fiel provavelmente não acumulará grandes riquezas em um mundo como este em que vivemos. Mas em seu coração ele desfrutará das grandes bênçãos de Deus (as quais todo crente tem, mas com frequência não desfruta).</text:span></text:p>
        <text:p text:style-name="P2"/>
        <text:p text:style-name="P2"><text:a xlink:type="simple" xlink:href="http://bibliaonline.com.br/acf/pv/28/21" text:style-name="Internet_20_link" text:visited-style-name="Visited_20_Internet_20_Link"><text:span text:style-name="T1">Pv 28:21</text:span></text:a><text:span text:style-name="T1"> Dar atenção às pessoas por causa daquilo que são não é algo bom para um crente.</text:span></text:p>
        <text:p text:style-name="P2"/>
        <text:p text:style-name="P2"><text:a xlink:type="simple" xlink:href="http://bibliaonline.com.br/acf/pv/28/26" text:style-name="Internet_20_link" text:visited-style-name="Visited_20_Internet_20_Link"><text:span text:style-name="T1">Pv 28:26</text:span></text:a><text:span text:style-name="T1"> Não podemos confiar em nosso coração. Somente a Palavra de Deus é digna </text:span><text:soft-page-break/><text:span text:style-name="T1">de confiança. Repare o oposto. (Aqui não diz, ("Aquele que não confia no seu próprio coração é sábio"). Mas, de forma positiva, "aquele que anda em sabedoria".</text:span></text:p>
        <text:p text:style-name="P2"/>
        <text:h text:style-name="P6" text:outline-level="2"><text:bookmark-start text:name="__RefHeading___Toc1377_1280209449"/>#620<text:bookmark-end text:name="__RefHeading___Toc1377_1280209449"/></text:h>
        <text:p text:style-name="P2"/>
        <text:p text:style-name="P3">O amor de Deus nem sempre nos livra de tribulações, mas é um amor que sempre nos guarda em meio às tribulações.</text:p>
        <text:p text:style-name="P2"/>
        <text:h text:style-name="P7" text:outline-level="2"><text:bookmark-start text:name="__RefHeading___Toc1379_1280209449"/><text:a xlink:type="simple" xlink:href="http://bibliaonline.com.br/acf/pv/29" text:style-name="Internet_20_link" text:visited-style-name="Visited_20_Internet_20_Link"><text:span text:style-name="T1">PROVÉRBIOS 29</text:span></text:a><text:bookmark-end text:name="__RefHeading___Toc1379_1280209449"/></text:h>
        <text:p text:style-name="P2"/>
        <text:p text:style-name="P2"><text:a xlink:type="simple" xlink:href="http://bibliaonline.com.br/acf/pv/29/1" text:style-name="Internet_20_link" text:visited-style-name="Visited_20_Internet_20_Link"><text:span text:style-name="T1">Pv 29:1</text:span></text:a><text:span text:style-name="T1"> Quando formos teimosos e não queremos fazer o que a Palavra de Deus nos diz, é bom que nos lembremos deste versículo.</text:span></text:p>
        <text:p text:style-name="P2"/>
        <text:p text:style-name="P2"><text:a xlink:type="simple" xlink:href="http://bibliaonline.com.br/acf/pv/29/2" text:style-name="Internet_20_link" text:visited-style-name="Visited_20_Internet_20_Link"><text:span text:style-name="T1">Pv 29:2</text:span></text:a><text:span text:style-name="T1"> A última parte deste versículo está se tornando verdadeira nos dias de hoje.</text:span></text:p>
        <text:p text:style-name="P2"/>
        <text:p text:style-name="P2"><text:a xlink:type="simple" xlink:href="http://bibliaonline.com.br/acf/pv/29/5" text:style-name="Internet_20_link" text:visited-style-name="Visited_20_Internet_20_Link"><text:span text:style-name="T1">Pv 29:5</text:span></text:a><text:span text:style-name="T1"> A lisonja sem sinceridade no final nos causará problemas.</text:span></text:p>
        <text:p text:style-name="P2"/>
        <text:p text:style-name="P2"><text:a xlink:type="simple" xlink:href="http://bibliaonline.com.br/acf/pv/29/15" text:style-name="Internet_20_link" text:visited-style-name="Visited_20_Internet_20_Link"><text:span text:style-name="T1">Pv 29:15</text:span></text:a><text:span text:style-name="T1"> Os educadores modernos dizem que as crianças não devem ser punidas, mas Deus sabe melhor o que fazer. A quem você segue.</text:span></text:p>
        <text:p text:style-name="P2"/>
        <text:p text:style-name="P2"><text:a xlink:type="simple" xlink:href="http://bibliaonline.com.br/acf/pv/29/16" text:style-name="Internet_20_link" text:visited-style-name="Visited_20_Internet_20_Link"><text:span text:style-name="T1">Pv 29:16</text:span></text:a><text:span text:style-name="T1"> A impiedade certamente deve crescer nestes dias, mas o crente estará com o Senhor quando os incrédulos perecerem.</text:span></text:p>
        <text:p text:style-name="P2"/>
        <text:p text:style-name="P2"><text:a xlink:type="simple" xlink:href="http://bibliaonline.com.br/acf/pv/29/17" text:style-name="Internet_20_link" text:visited-style-name="Visited_20_Internet_20_Link"><text:span text:style-name="T1">Pv 29:17</text:span></text:a><text:span text:style-name="T1"> Uma maravilhosa promessa para pais e mães!</text:span></text:p>
        <text:p text:style-name="P2"/>
        <text:p text:style-name="P2"><text:a xlink:type="simple" xlink:href="http://bibliaonline.com.br/acf/pv/29/22" text:style-name="Internet_20_link" text:visited-style-name="Visited_20_Internet_20_Link"><text:span text:style-name="T1">Pv 29:22</text:span></text:a><text:span text:style-name="T1"> Não é um bom sinal um crente irar-se com facilidade.</text:span></text:p>
        <text:p text:style-name="P2"/>
        <text:p text:style-name="P2"><text:a xlink:type="simple" xlink:href="http://bibliaonline.com.br/acf/pv/29/25" text:style-name="Internet_20_link" text:visited-style-name="Visited_20_Internet_20_Link"><text:span text:style-name="T1">Pv 29:25</text:span></text:a><text:span text:style-name="T1"> Ter medo do que as pessoas dizem a nosso respeito é um sinal certo de que não estamos confiando no Senhor. Aquele que teme a Deus não temerá o homem. É corajoso.</text:span></text:p>
        <text:p text:style-name="P2"/>
        <text:p text:style-name="P2"><text:a xlink:type="simple" xlink:href="http://bibliaonline.com.br/acf/pv/29/26" text:style-name="Internet_20_link" text:visited-style-name="Visited_20_Internet_20_Link"><text:span text:style-name="T1">Pv 29:26</text:span></text:a><text:span text:style-name="T1"> Há muitos que tentam ficar bem com o patrão, mas o verdadeiro conhecimento e auxílio vêm do Senhor.</text:span></text:p>
        <text:p text:style-name="P2"><text:soft-page-break/></text:p>
        <text:h text:style-name="P6" text:outline-level="2"><text:bookmark-start text:name="__RefHeading___Toc1381_1280209449"/>#621<text:bookmark-end text:name="__RefHeading___Toc1381_1280209449"/></text:h>
        <text:p text:style-name="P2"/>
        <text:p text:style-name="P3">Nunca tenha medo de confiar a Deus um futuro que desconhece.</text:p>
        <text:p text:style-name="P2"/>
        <text:h text:style-name="P7" text:outline-level="2"><text:bookmark-start text:name="__RefHeading___Toc1383_1280209449"/><text:a xlink:type="simple" xlink:href="http://bibliaonline.com.br/acf/pv/30" text:style-name="Internet_20_link" text:visited-style-name="Visited_20_Internet_20_Link"><text:span text:style-name="T1">PROVÉRBIOS 30</text:span></text:a><text:bookmark-end text:name="__RefHeading___Toc1383_1280209449"/></text:h>
        <text:p text:style-name="P2"/>
        <text:p text:style-name="P2"><text:a xlink:type="simple" xlink:href="http://bibliaonline.com.br/acf/pv/30/1" text:style-name="Internet_20_link" text:visited-style-name="Visited_20_Internet_20_Link"><text:span text:style-name="T1">Pv 30:1</text:span></text:a><text:span text:style-name="T1"> Estes dois últimos capítulos são instruções vindas de Deus por meio de outros homens.</text:span></text:p>
        <text:p text:style-name="P2"/>
        <text:p text:style-name="P2"><text:a xlink:type="simple" xlink:href="http://bibliaonline.com.br/acf/pv/30/2-4" text:style-name="Internet_20_link" text:visited-style-name="Visited_20_Internet_20_Link"><text:span text:style-name="T1">Pv 30:2-4</text:span></text:a><text:span text:style-name="T1"> Este homem assume um lugar de grande humilhação.</text:span></text:p>
        <text:p text:style-name="P2"/>
        <text:p text:style-name="P2"><text:a xlink:type="simple" xlink:href="http://bibliaonline.com.br/acf/pv/30/5-6" text:style-name="Internet_20_link" text:visited-style-name="Visited_20_Internet_20_Link"><text:span text:style-name="T1">Pv 30:5-6</text:span></text:a><text:span text:style-name="T1"> Não devemos alterar uma palavra sequer do Antigo ou Novo Testamento. Abra em Deuteronômio </text:span><text:a xlink:type="simple" xlink:href="http://bibliaonline.com.br/acf/dt/4/2" text:style-name="Internet_20_link" text:visited-style-name="Visited_20_Internet_20_Link"><text:span text:style-name="T1">4:2</text:span></text:a><text:span text:style-name="T1"> e Apocalipse </text:span><text:a xlink:type="simple" xlink:href="http://bibliaonline.com.br/acf/ap/22/18-19" text:style-name="Internet_20_link" text:visited-style-name="Visited_20_Internet_20_Link"><text:span text:style-name="T1">22:18-19</text:span></text:a><text:span text:style-name="T1">. O Salmo </text:span><text:a xlink:type="simple" xlink:href="http://bibliaonline.com.br/acf/sl/119/128" text:style-name="Internet_20_link" text:visited-style-name="Visited_20_Internet_20_Link"><text:span text:style-name="T1">119:128</text:span></text:a><text:span text:style-name="T1"> diz que tudo aí é perfeito.</text:span></text:p>
        <text:p text:style-name="P2"/>
        <text:p text:style-name="P2"><text:a xlink:type="simple" xlink:href="http://bibliaonline.com.br/acf/pv/30/15-16" text:style-name="Internet_20_link" text:visited-style-name="Visited_20_Internet_20_Link"><text:span text:style-name="T1">Pv 30:15-16</text:span></text:a><text:span text:style-name="T1"> Quatro coisas que nunca ficam satisfeitas, que nunca dizem "basta".</text:span></text:p>
        <text:p text:style-name="P2"/>
        <text:p text:style-name="P2"><text:a xlink:type="simple" xlink:href="http://bibliaonline.com.br/acf/pv/30/17" text:style-name="Internet_20_link" text:visited-style-name="Visited_20_Internet_20_Link"><text:span text:style-name="T1">Pv 30:17</text:span></text:a><text:span text:style-name="T1"> Zombar (ainda que no coração) de um pai, odiar obedecer à mãe, são coisas que não escaparão ao juízo de Deus.</text:span></text:p>
        <text:p text:style-name="P2"/>
        <text:p text:style-name="P2"><text:a xlink:type="simple" xlink:href="http://bibliaonline.com.br/acf/pv/30/18-19" text:style-name="Internet_20_link" text:visited-style-name="Visited_20_Internet_20_Link"><text:span text:style-name="T1">Pv 30:18-19</text:span></text:a><text:span text:style-name="T1"> Estas quatro coisas são milagres que vêm de Deus.</text:span></text:p>
        <text:p text:style-name="P2"/>
        <text:p text:style-name="P2"><text:a xlink:type="simple" xlink:href="http://bibliaonline.com.br/acf/pv/30/24-27" text:style-name="Internet_20_link" text:visited-style-name="Visited_20_Internet_20_Link"><text:span text:style-name="T1">Pv 30:24-27</text:span></text:a><text:span text:style-name="T1"> Grandes lições. A formiga nos ensina a preparar-se para o futuro.</text:span></text:p>
        <text:p text:style-name="P2"/>
        <text:p text:style-name="P2"><text:a xlink:type="simple" xlink:href="http://bibliaonline.com.br/acf/pv/30/26" text:style-name="Internet_20_link" text:visited-style-name="Visited_20_Internet_20_Link"><text:span text:style-name="T1">Pv 30:26</text:span></text:a><text:span text:style-name="T1"> Os coelhos são animais frágeis, todavia vivem em lugares rudes - as rochas. (Nós crentes não somos pessoas fortes, todavia nossa vida está escondida em Cristo, a Rocha - 1 Samuel </text:span><text:a xlink:type="simple" xlink:href="http://bibliaonline.com.br/acf/1sm/2/2" text:style-name="Internet_20_link" text:visited-style-name="Visited_20_Internet_20_Link"><text:span text:style-name="T1">2:2</text:span></text:a><text:span text:style-name="T1">).</text:span></text:p>
        <text:p text:style-name="P2"/>
        <text:p text:style-name="P2"><text:a xlink:type="simple" xlink:href="http://bibliaonline.com.br/acf/pv/30/27" text:style-name="Internet_20_link" text:visited-style-name="Visited_20_Internet_20_Link"><text:span text:style-name="T1">Pv 30:27</text:span></text:a><text:span text:style-name="T1"> Os crentes são todos iguais. Não têm nenhum rei aqui na terra, todavia são todos guiados pelo Espírito Santo, o poder invisível. Os crentes não precisam de líderes para adorar a Deus.</text:span></text:p>
        <text:p text:style-name="P2"/>
        <text:p text:style-name="P2"><text:a xlink:type="simple" xlink:href="http://bibliaonline.com.br/acf/pv/30/28" text:style-name="Internet_20_link" text:visited-style-name="Visited_20_Internet_20_Link"><text:span text:style-name="T1">Pv 30:28</text:span></text:a><text:span text:style-name="T1"> O último lugar onde esperaríamos encontrar aranhas é nos palácio do rei. Cada </text:span><text:soft-page-break/><text:span text:style-name="T1">crente é um cidadão do céu, em uma posição totalmente diferente de qualquer coisa na Terra. Devíamos estar vivendo cada dia cientes disto. Filipenses </text:span><text:a xlink:type="simple" xlink:href="http://bibliaonline.com.br/acf/fp/3/20" text:style-name="Internet_20_link" text:visited-style-name="Visited_20_Internet_20_Link"><text:span text:style-name="T1">3:20</text:span></text:a><text:span text:style-name="T1"> e Colossenses </text:span><text:a xlink:type="simple" xlink:href="http://bibliaonline.com.br/acf/cl/3/2" text:style-name="Internet_20_link" text:visited-style-name="Visited_20_Internet_20_Link"><text:span text:style-name="T1">3:2</text:span></text:a><text:span text:style-name="T1">.</text:span></text:p>
        <text:p text:style-name="P2"/>
        <text:h text:style-name="P6" text:outline-level="2"><text:bookmark-start text:name="__RefHeading___Toc1385_1280209449"/>#622<text:bookmark-end text:name="__RefHeading___Toc1385_1280209449"/></text:h>
        <text:p text:style-name="P2"/>
        <text:p text:style-name="P3">Aquele que dá o que não pode conservar, para ganhar o que não pode perder, não é tolo.</text:p>
        <text:p text:style-name="P2"/>
        <text:h text:style-name="P7" text:outline-level="2"><text:bookmark-start text:name="__RefHeading___Toc1387_1280209449"/><text:a xlink:type="simple" xlink:href="http://bibliaonline.com.br/acf/pv/31/1-9" text:style-name="Internet_20_link" text:visited-style-name="Visited_20_Internet_20_Link"><text:span text:style-name="T1">PROVÉRBIOS 31, Vers. 1-9</text:span></text:a><text:bookmark-end text:name="__RefHeading___Toc1387_1280209449"/></text:h>
        <text:p text:style-name="P2"/>
        <text:p text:style-name="P3">As Escrituras não nos dizem quem era o Rei Lemuel, mas suas palavras são muito importantes.</text:p>
        <text:p text:style-name="P2"/>
        <text:p text:style-name="P2"><text:a xlink:type="simple" xlink:href="http://bibliaonline.com.br/acf/pv/31/3" text:style-name="Internet_20_link" text:visited-style-name="Visited_20_Internet_20_Link"><text:span text:style-name="T1">Pv 31:3</text:span></text:a><text:span text:style-name="T1"> O homem é cabeça da família. Quando a esposa tenta passar por cima de sua autoridade, sempre resulta em um lar infeliz.</text:span></text:p>
        <text:p text:style-name="P2"/>
        <text:p text:style-name="P2"><text:a xlink:type="simple" xlink:href="http://bibliaonline.com.br/acf/pv/31/4-7" text:style-name="Internet_20_link" text:visited-style-name="Visited_20_Internet_20_Link"><text:span text:style-name="T1">Pv 31:4-7</text:span></text:a><text:span text:style-name="T1"> O segundo aviso é contra a bebida. Muitos avisos neste livro são dados neste sentido. A bebida afoga as mágoas, mas não resolve os problemas da vida - só Cristo pode resolvê-los.</text:span></text:p>
        <text:p text:style-name="P2"/>
        <text:p text:style-name="P2"><text:a xlink:type="simple" xlink:href="http://bibliaonline.com.br/acf/pv/31/8-9" text:style-name="Internet_20_link" text:visited-style-name="Visited_20_Internet_20_Link"><text:span text:style-name="T1">Pv 31:8-9</text:span></text:a><text:span text:style-name="T1"> Se fizéssemos assim, abrindo nossa boca a este respeito, iríamos agradar o Senhor.</text:span></text:p>
        <text:p text:style-name="P2"/>
        <text:h text:style-name="P6" text:outline-level="2"><text:bookmark-start text:name="__RefHeading___Toc1389_1280209449"/>#623<text:bookmark-end text:name="__RefHeading___Toc1389_1280209449"/></text:h>
        <text:p text:style-name="P2"/>
        <text:p text:style-name="P3">Aqueles que de boa vontade deixam tudo nas mãos de Deus acabarão vendo a mão de Deus em tudo.</text:p>
        <text:p text:style-name="P2"/>
        <text:h text:style-name="P7" text:outline-level="2"><text:bookmark-start text:name="__RefHeading___Toc1391_1280209449"/><text:a xlink:type="simple" xlink:href="http://bibliaonline.com.br/acf/pv/31/10-31" text:style-name="Internet_20_link" text:visited-style-name="Visited_20_Internet_20_Link"><text:span text:style-name="T1">PROVÉRBIOS 31, Vers. 10:31</text:span></text:a><text:bookmark-end text:name="__RefHeading___Toc1391_1280209449"/></text:h>
        <text:p text:style-name="P2"/>
        <text:p text:style-name="P3">Hoje cada uma de vocês, mulheres e jovens, podem desfrutar de um desafio especial ao lerem estes 21 versículos. O assunto é uma mulher virtuosa (digna, próspera, devotada, confiável, honesta) aos olhos de Deus. Que assunto! Vamos ler.</text:p>
        <text:p text:style-name="P2"><text:soft-page-break/></text:p>
        <text:p text:style-name="P2"><text:a xlink:type="simple" xlink:href="http://bibliaonline.com.br/acf/pv/31/10-12" text:style-name="Internet_20_link" text:visited-style-name="Visited_20_Internet_20_Link"><text:span text:style-name="T1">Pv 31:10-12</text:span></text:a><text:span text:style-name="T1"> Ela é alguém em quem se pode contar em uma emergência. Ela é capaz e cheia de energia, com um senso apurado do privilégio e responsabilidade de cuidar de um lar. Seu valor não pode ser comparado ao das jóias.</text:span></text:p>
        <text:p text:style-name="P2"/>
        <text:p text:style-name="P2"><text:a xlink:type="simple" xlink:href="http://bibliaonline.com.br/acf/pv/31/13-15" text:style-name="Internet_20_link" text:visited-style-name="Visited_20_Internet_20_Link"><text:span text:style-name="T1">Pv 31:13-15</text:span></text:a><text:span text:style-name="T1"> Ela encontra o seu mais profundo gozo no serviço que de bom grado faz para sua família, tecendo com suas próprias mãos. Ela está continuamente fazendo provisões, como os tesouros que os navios trazem de terras distantes.</text:span></text:p>
        <text:p text:style-name="P2"/>
        <text:p text:style-name="P2"><text:a xlink:type="simple" xlink:href="http://bibliaonline.com.br/acf/pv/31/16-18" text:style-name="Internet_20_link" text:visited-style-name="Visited_20_Internet_20_Link"><text:span text:style-name="T1">Pv 31:16-18</text:span></text:a><text:span text:style-name="T1"> Ela está agregando valor ao lar. Ela entende a importância de ser vigilante e enérgica, por isso a luz nunca se apaga em sua casa.</text:span></text:p>
        <text:p text:style-name="P2"/>
        <text:p text:style-name="P2"><text:a xlink:type="simple" xlink:href="http://bibliaonline.com.br/acf/pv/31/19-21" text:style-name="Internet_20_link" text:visited-style-name="Visited_20_Internet_20_Link"><text:span text:style-name="T1">Pv 31:19-21</text:span></text:a><text:span text:style-name="T1"> "Suas mãos", "sua mão" (várias vezes). Ela também pensa nos necessitados que estão nas redondezas. O frio não a faz parar.</text:span></text:p>
        <text:p text:style-name="P2"/>
        <text:p text:style-name="P2"><text:a xlink:type="simple" xlink:href="http://bibliaonline.com.br/acf/pv/31/22-24" text:style-name="Internet_20_link" text:visited-style-name="Visited_20_Internet_20_Link"><text:span text:style-name="T1">Pv 31:22-24</text:span></text:a><text:span text:style-name="T1"> Seu marido também é uma pessoa de respeito. Seu bom juízo lhe dá crédito.</text:span></text:p>
        <text:p text:style-name="P2"/>
        <text:p text:style-name="P2"><text:a xlink:type="simple" xlink:href="http://bibliaonline.com.br/acf/pv/31/25-27" text:style-name="Internet_20_link" text:visited-style-name="Visited_20_Internet_20_Link"><text:span text:style-name="T1">Pv 31:25-27</text:span></text:a><text:span text:style-name="T1"> Não é de espantar que depois ela tenha regozijo. Repare que sua boca só é mencionada uma única vez.</text:span></text:p>
        <text:p text:style-name="P2"/>
        <text:p text:style-name="P2"><text:a xlink:type="simple" xlink:href="http://bibliaonline.com.br/acf/pv/31/28-29" text:style-name="Internet_20_link" text:visited-style-name="Visited_20_Internet_20_Link"><text:span text:style-name="T1">Pv 31:28-29</text:span></text:a><text:span text:style-name="T1"> Os filhos tem oportunidade de perceber o seu valor. seu marido a louva.</text:span></text:p>
        <text:p text:style-name="P2"/>
        <text:p text:style-name="P2"><text:a xlink:type="simple" xlink:href="http://bibliaonline.com.br/acf/pv/31/30-31" text:style-name="Internet_20_link" text:visited-style-name="Visited_20_Internet_20_Link"><text:span text:style-name="T1">Pv 31:30-31</text:span></text:a><text:span text:style-name="T1"> Aqui está o segredo de sua vida devotada... ela teme o Senhor! O </text:span><text:a xlink:type="simple" xlink:href="http://bibliaonline.com.br/acf/pv/1/7" text:style-name="Internet_20_link" text:visited-style-name="Visited_20_Internet_20_Link"><text:span text:style-name="T1">sétimo</text:span></text:a><text:span text:style-name="T1"> versículo do primeiro capítulo deste Livro de Provérbios nos fala do que este temor é o início. Veja você mesmo.</text:span></text:p>
        <text:p text:style-name="P2"/>
        <text:p text:style-name="P2"><text:a xlink:type="simple" xlink:href="http://bibliaonline.com.br/acf/pv/31/30" text:style-name="Internet_20_link" text:visited-style-name="Visited_20_Internet_20_Link"><text:span text:style-name="T1">Pv 31:30</text:span></text:a><text:span text:style-name="T1"> Algumas pessoas podem se orgulhar de sua aparência - mas será que existe um caráter verdadeiro por detrás do charme? É possível que o </text:span><text:a xlink:type="simple" xlink:href="http://bibliaonline.com.br/acf/pv/31/30" text:style-name="Internet_20_link" text:visited-style-name="Visited_20_Internet_20_Link"><text:span text:style-name="T1">último</text:span></text:a><text:span text:style-name="T1"> versículo nos dê uma idéia do tribunal de Cristo quando todos os nossos Atos serão pesados por Deus. Possamos redimir o tempo pois os dias são maus.</text:span></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2:31.549153421</dc:date>
    <meta:creation-date>2018-06-11T22:51:04.642681485</meta:creation-date>
    <meta:generator>LibreOffice/6.0.7.3$Linux_X86_64 LibreOffice_project/00m0$Build-3</meta:generator>
    <meta:editing-duration>PT1M59S</meta:editing-duration>
    <meta:editing-cycles>1</meta:editing-cycles>
    <meta:document-statistic meta:table-count="0" meta:image-count="0" meta:object-count="0" meta:page-count="32" meta:paragraph-count="343" meta:word-count="7852" meta:character-count="44035" meta:non-whitespace-character-count="36522"/>
  </office:meta>
</office:document-meta>
</file>